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ountry </text:p>
          </table:table-cell>
          <table:table-cell table:style-name="Default" office:value-type="string" calcext:value-type="string">
            <text:p>GDP - per capita (PPP) </text:p>
          </table:table-cell>
          <table:table-cell/>
        </table:table-row>
        <table:table-row table:style-name="ro1">
          <table:table-cell office:value-type="string" calcext:value-type="string">
            <text:p>Liechtenstein </text:p>
          </table:table-cell>
          <table:table-cell office:value-type="string" calcext:value-type="string">
            <text:p>$139,100 </text:p>
          </table:table-cell>
          <table:table-cell table:formula="of:=MID([.B2];2;LEN([.B2])-1)" office:value-type="string" office:string-value="139,100 " calcext:value-type="string">
            <text:p>139,100 </text:p>
          </table:table-cell>
        </table:table-row>
        <table:table-row table:style-name="ro1">
          <table:table-cell office:value-type="string" calcext:value-type="string">
            <text:p>Qatar </text:p>
          </table:table-cell>
          <table:table-cell office:value-type="string" calcext:value-type="string">
            <text:p>$124,100 </text:p>
          </table:table-cell>
          <table:table-cell table:formula="of:=MID([.B3];2;LEN([.B3]))" office:value-type="string" office:string-value="124,100 " calcext:value-type="string">
            <text:p>124,100 </text:p>
          </table:table-cell>
        </table:table-row>
        <table:table-row table:style-name="ro1">
          <table:table-cell office:value-type="string" calcext:value-type="string">
            <text:p>Monaco </text:p>
          </table:table-cell>
          <table:table-cell office:value-type="string" calcext:value-type="string">
            <text:p>$115,700 </text:p>
          </table:table-cell>
          <table:table-cell table:formula="of:=MID([.B4];2;LEN([.B4]))" office:value-type="string" office:string-value="115,700 " calcext:value-type="string">
            <text:p>115,700 </text:p>
          </table:table-cell>
        </table:table-row>
        <table:table-row table:style-name="ro1">
          <table:table-cell office:value-type="string" calcext:value-type="string">
            <text:p>Macau </text:p>
          </table:table-cell>
          <table:table-cell office:value-type="string" calcext:value-type="string">
            <text:p>$110,000 </text:p>
          </table:table-cell>
          <table:table-cell table:formula="of:=MID([.B5];2;LEN([.B5]))" office:value-type="string" office:string-value="110,000 " calcext:value-type="string">
            <text:p>110,000 </text:p>
          </table:table-cell>
        </table:table-row>
        <table:table-row table:style-name="ro1">
          <table:table-cell office:value-type="string" calcext:value-type="string">
            <text:p>Luxembourg </text:p>
          </table:table-cell>
          <table:table-cell office:value-type="string" calcext:value-type="string">
            <text:p>$105,100 </text:p>
          </table:table-cell>
          <table:table-cell table:formula="of:=MID([.B6];2;LEN([.B6]))" office:value-type="string" office:string-value="105,100 " calcext:value-type="string">
            <text:p>105,100 </text:p>
          </table:table-cell>
        </table:table-row>
        <table:table-row table:style-name="ro1">
          <table:table-cell office:value-type="string" calcext:value-type="string">
            <text:p>Bermuda </text:p>
          </table:table-cell>
          <table:table-cell office:value-type="string" calcext:value-type="string">
            <text:p>$99,400 </text:p>
          </table:table-cell>
          <table:table-cell table:formula="of:=MID([.B7];2;LEN([.B7]))" office:value-type="string" office:string-value="99,400 " calcext:value-type="string">
            <text:p>99,400 </text:p>
          </table:table-cell>
        </table:table-row>
        <table:table-row table:style-name="ro1">
          <table:table-cell office:value-type="string" calcext:value-type="string">
            <text:p>Singapore </text:p>
          </table:table-cell>
          <table:table-cell office:value-type="string" calcext:value-type="string">
            <text:p>$94,100 </text:p>
          </table:table-cell>
          <table:table-cell table:formula="of:=MID([.B8];2;LEN([.B8]))" office:value-type="string" office:string-value="94,100 " calcext:value-type="string">
            <text:p>94,100 </text:p>
          </table:table-cell>
        </table:table-row>
        <table:table-row table:style-name="ro1">
          <table:table-cell office:value-type="string" calcext:value-type="string">
            <text:p>Isle of Man </text:p>
          </table:table-cell>
          <table:table-cell office:value-type="string" calcext:value-type="string">
            <text:p>$84,600 </text:p>
          </table:table-cell>
          <table:table-cell table:formula="of:=MID([.B9];2;LEN([.B9]))" office:value-type="string" office:string-value="84,600 " calcext:value-type="string">
            <text:p>84,600 </text:p>
          </table:table-cell>
        </table:table-row>
        <table:table-row table:style-name="ro1">
          <table:table-cell office:value-type="string" calcext:value-type="string">
            <text:p>Brunei </text:p>
          </table:table-cell>
          <table:table-cell office:value-type="string" calcext:value-type="string">
            <text:p>$78,900 </text:p>
          </table:table-cell>
          <table:table-cell table:formula="of:=MID([.B10];2;LEN([.B10]))" office:value-type="string" office:string-value="78,900 " calcext:value-type="string">
            <text:p>78,900 </text:p>
          </table:table-cell>
        </table:table-row>
        <table:table-row table:style-name="ro1">
          <table:table-cell office:value-type="string" calcext:value-type="string">
            <text:p>Ireland </text:p>
          </table:table-cell>
          <table:table-cell office:value-type="string" calcext:value-type="string">
            <text:p>$73,200 </text:p>
          </table:table-cell>
          <table:table-cell table:formula="of:=MID([.B11];2;LEN([.B11]))" office:value-type="string" office:string-value="73,200 " calcext:value-type="string">
            <text:p>73,200 </text:p>
          </table:table-cell>
        </table:table-row>
        <table:table-row table:style-name="ro1">
          <table:table-cell office:value-type="string" calcext:value-type="string">
            <text:p>Norway </text:p>
          </table:table-cell>
          <table:table-cell office:value-type="string" calcext:value-type="string">
            <text:p>$72,100 </text:p>
          </table:table-cell>
          <table:table-cell table:formula="of:=MID([.B12];2;LEN([.B12]))" office:value-type="string" office:string-value="72,100 " calcext:value-type="string">
            <text:p>72,100 </text:p>
          </table:table-cell>
        </table:table-row>
        <table:table-row table:style-name="ro1">
          <table:table-cell office:value-type="string" calcext:value-type="string">
            <text:p>Falkland Islands (Islas Malvinas) </text:p>
          </table:table-cell>
          <table:table-cell office:value-type="string" calcext:value-type="string">
            <text:p>$70,800 </text:p>
          </table:table-cell>
          <table:table-cell table:formula="of:=MID([.B13];2;LEN([.B13]))" office:value-type="string" office:string-value="70,800 " calcext:value-type="string">
            <text:p>70,800 </text:p>
          </table:table-cell>
        </table:table-row>
        <table:table-row table:style-name="ro1">
          <table:table-cell office:value-type="string" calcext:value-type="string">
            <text:p>United Arab Emirates </text:p>
          </table:table-cell>
          <table:table-cell office:value-type="string" calcext:value-type="string">
            <text:p>$68,600 </text:p>
          </table:table-cell>
          <table:table-cell table:formula="of:=MID([.B14];2;LEN([.B14]))" office:value-type="string" office:string-value="68,600 " calcext:value-type="string">
            <text:p>68,600 </text:p>
          </table:table-cell>
        </table:table-row>
        <table:table-row table:style-name="ro1">
          <table:table-cell office:value-type="string" calcext:value-type="string">
            <text:p>Sint Maarten </text:p>
          </table:table-cell>
          <table:table-cell office:value-type="string" calcext:value-type="string">
            <text:p>$66,800 </text:p>
          </table:table-cell>
          <table:table-cell table:formula="of:=MID([.B15];2;LEN([.B15]))" office:value-type="string" office:string-value="66,800 " calcext:value-type="string">
            <text:p>66,800 </text:p>
          </table:table-cell>
        </table:table-row>
        <table:table-row table:style-name="ro1">
          <table:table-cell office:value-type="string" calcext:value-type="string">
            <text:p>Kuwait </text:p>
          </table:table-cell>
          <table:table-cell office:value-type="string" calcext:value-type="string">
            <text:p>$65,800 </text:p>
          </table:table-cell>
          <table:table-cell table:formula="of:=MID([.B16];2;LEN([.B16]))" office:value-type="string" office:string-value="65,800 " calcext:value-type="string">
            <text:p>65,800 </text:p>
          </table:table-cell>
        </table:table-row>
        <table:table-row table:style-name="ro1">
          <table:table-cell office:value-type="string" calcext:value-type="string">
            <text:p>Switzerland </text:p>
          </table:table-cell>
          <table:table-cell office:value-type="string" calcext:value-type="string">
            <text:p>$62,100 </text:p>
          </table:table-cell>
          <table:table-cell table:formula="of:=MID([.B17];2;LEN([.B17]))" office:value-type="string" office:string-value="62,100 " calcext:value-type="string">
            <text:p>62,100 </text:p>
          </table:table-cell>
        </table:table-row>
        <table:table-row table:style-name="ro1">
          <table:table-cell office:value-type="string" calcext:value-type="string">
            <text:p>Gibraltar </text:p>
          </table:table-cell>
          <table:table-cell office:value-type="string" calcext:value-type="string">
            <text:p>$61,700 </text:p>
          </table:table-cell>
          <table:table-cell table:formula="of:=MID([.B18];2;LEN([.B18]))" office:value-type="string" office:string-value="61,700 " calcext:value-type="string">
            <text:p>61,700 </text:p>
          </table:table-cell>
        </table:table-row>
        <table:table-row table:style-name="ro1">
          <table:table-cell office:value-type="string" calcext:value-type="string">
            <text:p>Hong Kong </text:p>
          </table:table-cell>
          <table:table-cell office:value-type="string" calcext:value-type="string">
            <text:p>$61,500 </text:p>
          </table:table-cell>
          <table:table-cell table:formula="of:=MID([.B19];2;LEN([.B19]))" office:value-type="string" office:string-value="61,500 " calcext:value-type="string">
            <text:p>61,500 </text:p>
          </table:table-cell>
        </table:table-row>
        <table:table-row table:style-name="ro1">
          <table:table-cell office:value-type="string" calcext:value-type="string">
            <text:p>United States </text:p>
          </table:table-cell>
          <table:table-cell office:value-type="string" calcext:value-type="string">
            <text:p>$59,800 </text:p>
          </table:table-cell>
          <table:table-cell table:formula="of:=MID([.B20];2;LEN([.B20]))" office:value-type="string" office:string-value="59,800 " calcext:value-type="string">
            <text:p>59,800 </text:p>
          </table:table-cell>
        </table:table-row>
        <table:table-row table:style-name="ro1">
          <table:table-cell office:value-type="string" calcext:value-type="string">
            <text:p>San Marino </text:p>
          </table:table-cell>
          <table:table-cell office:value-type="string" calcext:value-type="string">
            <text:p>$59,000 </text:p>
          </table:table-cell>
          <table:table-cell table:formula="of:=MID([.B21];2;LEN([.B21]))" office:value-type="string" office:string-value="59,000 " calcext:value-type="string">
            <text:p>59,000 </text:p>
          </table:table-cell>
        </table:table-row>
        <table:table-row table:style-name="ro1">
          <table:table-cell office:value-type="string" calcext:value-type="string">
            <text:p>Jersey </text:p>
          </table:table-cell>
          <table:table-cell office:value-type="string" calcext:value-type="string">
            <text:p>$56,600 </text:p>
          </table:table-cell>
          <table:table-cell table:formula="of:=MID([.B22];2;LEN([.B22]))" office:value-type="string" office:string-value="56,600 " calcext:value-type="string">
            <text:p>56,600 </text:p>
          </table:table-cell>
        </table:table-row>
        <table:table-row table:style-name="ro1">
          <table:table-cell office:value-type="string" calcext:value-type="string">
            <text:p>Saudi Arabia </text:p>
          </table:table-cell>
          <table:table-cell office:value-type="string" calcext:value-type="string">
            <text:p>$54,500 </text:p>
          </table:table-cell>
          <table:table-cell table:formula="of:=MID([.B23];2;LEN([.B23]))" office:value-type="string" office:string-value="54,500 " calcext:value-type="string">
            <text:p>54,500 </text:p>
          </table:table-cell>
        </table:table-row>
        <table:table-row table:style-name="ro1">
          <table:table-cell office:value-type="string" calcext:value-type="string">
            <text:p>Netherlands </text:p>
          </table:table-cell>
          <table:table-cell office:value-type="string" calcext:value-type="string">
            <text:p>$53,900 </text:p>
          </table:table-cell>
          <table:table-cell table:formula="of:=MID([.B24];2;LEN([.B24]))" office:value-type="string" office:string-value="53,900 " calcext:value-type="string">
            <text:p>53,900 </text:p>
          </table:table-cell>
        </table:table-row>
        <table:table-row table:style-name="ro1">
          <table:table-cell office:value-type="string" calcext:value-type="string">
            <text:p>Guernsey </text:p>
          </table:table-cell>
          <table:table-cell office:value-type="string" calcext:value-type="string">
            <text:p>$52,500 </text:p>
          </table:table-cell>
          <table:table-cell table:formula="of:=MID([.B25];2;LEN([.B25]))" office:value-type="string" office:string-value="52,500 " calcext:value-type="string">
            <text:p>52,500 </text:p>
          </table:table-cell>
        </table:table-row>
        <table:table-row table:style-name="ro1">
          <table:table-cell office:value-type="string" calcext:value-type="string">
            <text:p>Iceland </text:p>
          </table:table-cell>
          <table:table-cell office:value-type="string" calcext:value-type="string">
            <text:p>$52,200 </text:p>
          </table:table-cell>
          <table:table-cell table:formula="of:=MID([.B26];2;LEN([.B26]))" office:value-type="string" office:string-value="52,200 " calcext:value-type="string">
            <text:p>52,200 </text:p>
          </table:table-cell>
        </table:table-row>
        <table:table-row table:style-name="ro1">
          <table:table-cell office:value-type="string" calcext:value-type="string">
            <text:p>Sweden </text:p>
          </table:table-cell>
          <table:table-cell office:value-type="string" calcext:value-type="string">
            <text:p>$51,200 </text:p>
          </table:table-cell>
          <table:table-cell table:formula="of:=MID([.B27];2;LEN([.B27]))" office:value-type="string" office:string-value="51,200 " calcext:value-type="string">
            <text:p>51,200 </text:p>
          </table:table-cell>
        </table:table-row>
        <table:table-row table:style-name="ro1">
          <table:table-cell office:value-type="string" calcext:value-type="string">
            <text:p>Germany </text:p>
          </table:table-cell>
          <table:table-cell office:value-type="string" calcext:value-type="string">
            <text:p>$50,800 </text:p>
          </table:table-cell>
          <table:table-cell table:formula="of:=MID([.B28];2;LEN([.B28]))" office:value-type="string" office:string-value="50,800 " calcext:value-type="string">
            <text:p>50,800 </text:p>
          </table:table-cell>
        </table:table-row>
        <table:table-row table:style-name="ro1">
          <table:table-cell office:value-type="string" calcext:value-type="string">
            <text:p>Taiwan </text:p>
          </table:table-cell>
          <table:table-cell office:value-type="string" calcext:value-type="string">
            <text:p>$50,500 </text:p>
          </table:table-cell>
          <table:table-cell table:formula="of:=MID([.B29];2;LEN([.B29]))" office:value-type="string" office:string-value="50,500 " calcext:value-type="string">
            <text:p>50,500 </text:p>
          </table:table-cell>
        </table:table-row>
        <table:table-row table:style-name="ro1">
          <table:table-cell office:value-type="string" calcext:value-type="string">
            <text:p>Australia </text:p>
          </table:table-cell>
          <table:table-cell office:value-type="string" calcext:value-type="string">
            <text:p>$50,400 </text:p>
          </table:table-cell>
          <table:table-cell table:formula="of:=MID([.B30];2;LEN([.B30]))" office:value-type="string" office:string-value="50,400 " calcext:value-type="string">
            <text:p>50,400 </text:p>
          </table:table-cell>
        </table:table-row>
        <table:table-row table:style-name="ro1">
          <table:table-cell office:value-type="string" calcext:value-type="string">
            <text:p>Denmark </text:p>
          </table:table-cell>
          <table:table-cell office:value-type="string" calcext:value-type="string">
            <text:p>$50,100 </text:p>
          </table:table-cell>
          <table:table-cell table:formula="of:=MID([.B31];2;LEN([.B31]))" office:value-type="string" office:string-value="50,100 " calcext:value-type="string">
            <text:p>50,100 </text:p>
          </table:table-cell>
        </table:table-row>
        <table:table-row table:style-name="ro1">
          <table:table-cell office:value-type="string" calcext:value-type="string">
            <text:p>Austria </text:p>
          </table:table-cell>
          <table:table-cell office:value-type="string" calcext:value-type="string">
            <text:p>$50,000 </text:p>
          </table:table-cell>
          <table:table-cell table:formula="of:=MID([.B32];2;LEN([.B32]))" office:value-type="string" office:string-value="50,000 " calcext:value-type="string">
            <text:p>50,000 </text:p>
          </table:table-cell>
        </table:table-row>
        <table:table-row table:style-name="ro1">
          <table:table-cell office:value-type="string" calcext:value-type="string">
            <text:p>Andorra </text:p>
          </table:table-cell>
          <table:table-cell office:value-type="string" calcext:value-type="string">
            <text:p>$49,900 </text:p>
          </table:table-cell>
          <table:table-cell table:formula="of:=MID([.B33];2;LEN([.B33]))" office:value-type="string" office:string-value="49,900 " calcext:value-type="string">
            <text:p>49,900 </text:p>
          </table:table-cell>
        </table:table-row>
        <table:table-row table:style-name="ro1">
          <table:table-cell office:value-type="string" calcext:value-type="string">
            <text:p>Bahrain </text:p>
          </table:table-cell>
          <table:table-cell office:value-type="string" calcext:value-type="string">
            <text:p>$49,000 </text:p>
          </table:table-cell>
          <table:table-cell table:formula="of:=MID([.B34];2;LEN([.B34]))" office:value-type="string" office:string-value="49,000 " calcext:value-type="string">
            <text:p>49,000 </text:p>
          </table:table-cell>
        </table:table-row>
        <table:table-row table:style-name="ro1">
          <table:table-cell office:value-type="string" calcext:value-type="string">
            <text:p>Canada </text:p>
          </table:table-cell>
          <table:table-cell office:value-type="string" calcext:value-type="string">
            <text:p>$48,400 </text:p>
          </table:table-cell>
          <table:table-cell table:formula="of:=MID([.B35];2;LEN([.B35]))" office:value-type="string" office:string-value="48,400 " calcext:value-type="string">
            <text:p>48,400 </text:p>
          </table:table-cell>
        </table:table-row>
        <table:table-row table:style-name="ro1">
          <table:table-cell office:value-type="string" calcext:value-type="string">
            <text:p>Belgium </text:p>
          </table:table-cell>
          <table:table-cell office:value-type="string" calcext:value-type="string">
            <text:p>$46,600 </text:p>
          </table:table-cell>
          <table:table-cell table:formula="of:=MID([.B36];2;LEN([.B36]))" office:value-type="string" office:string-value="46,600 " calcext:value-type="string">
            <text:p>46,600 </text:p>
          </table:table-cell>
        </table:table-row>
        <table:table-row table:style-name="ro1">
          <table:table-cell office:value-type="string" calcext:value-type="string">
            <text:p>Saint Pierre and Miquelon </text:p>
          </table:table-cell>
          <table:table-cell office:value-type="string" calcext:value-type="string">
            <text:p>$46,200 </text:p>
          </table:table-cell>
          <table:table-cell table:formula="of:=MID([.B37];2;LEN([.B37]))" office:value-type="string" office:string-value="46,200 " calcext:value-type="string">
            <text:p>46,200 </text:p>
          </table:table-cell>
        </table:table-row>
        <table:table-row table:style-name="ro1">
          <table:table-cell office:value-type="string" calcext:value-type="string">
            <text:p>Oman </text:p>
          </table:table-cell>
          <table:table-cell office:value-type="string" calcext:value-type="string">
            <text:p>$46,000 </text:p>
          </table:table-cell>
          <table:table-cell table:formula="of:=MID([.B38];2;LEN([.B38]))" office:value-type="string" office:string-value="46,000 " calcext:value-type="string">
            <text:p>46,000 </text:p>
          </table:table-cell>
        </table:table-row>
        <table:table-row table:style-name="ro1">
          <table:table-cell office:value-type="string" calcext:value-type="string">
            <text:p>Finland </text:p>
          </table:table-cell>
          <table:table-cell office:value-type="string" calcext:value-type="string">
            <text:p>$44,500 </text:p>
          </table:table-cell>
          <table:table-cell table:formula="of:=MID([.B39];2;LEN([.B39]))" office:value-type="string" office:string-value="44,500 " calcext:value-type="string">
            <text:p>44,500 </text:p>
          </table:table-cell>
        </table:table-row>
        <table:table-row table:style-name="ro1">
          <table:table-cell office:value-type="string" calcext:value-type="string">
            <text:p>United Kingdom </text:p>
          </table:table-cell>
          <table:table-cell office:value-type="string" calcext:value-type="string">
            <text:p>$44,300 </text:p>
          </table:table-cell>
          <table:table-cell table:formula="of:=MID([.B40];2;LEN([.B40]))" office:value-type="string" office:string-value="44,300 " calcext:value-type="string">
            <text:p>44,300 </text:p>
          </table:table-cell>
        </table:table-row>
        <table:table-row table:style-name="ro1">
          <table:table-cell office:value-type="string" calcext:value-type="string">
            <text:p>France </text:p>
          </table:table-cell>
          <table:table-cell office:value-type="string" calcext:value-type="string">
            <text:p>$44,100 </text:p>
          </table:table-cell>
          <table:table-cell table:formula="of:=MID([.B41];2;LEN([.B41]))" office:value-type="string" office:string-value="44,100 " calcext:value-type="string">
            <text:p>44,100 </text:p>
          </table:table-cell>
        </table:table-row>
        <table:table-row table:style-name="ro1">
          <table:table-cell office:value-type="string" calcext:value-type="string">
            <text:p>Cayman Islands </text:p>
          </table:table-cell>
          <table:table-cell office:value-type="string" calcext:value-type="string">
            <text:p>$43,800 </text:p>
          </table:table-cell>
          <table:table-cell table:formula="of:=MID([.B42];2;LEN([.B42]))" office:value-type="string" office:string-value="43,800 " calcext:value-type="string">
            <text:p>43,800 </text:p>
          </table:table-cell>
        </table:table-row>
        <table:table-row table:style-name="ro1">
          <table:table-cell office:value-type="string" calcext:value-type="string">
            <text:p>Japan </text:p>
          </table:table-cell>
          <table:table-cell office:value-type="string" calcext:value-type="string">
            <text:p>$42,900 </text:p>
          </table:table-cell>
          <table:table-cell table:formula="of:=MID([.B43];2;LEN([.B43]))" office:value-type="string" office:string-value="42,900 " calcext:value-type="string">
            <text:p>42,900 </text:p>
          </table:table-cell>
        </table:table-row>
        <table:table-row table:style-name="ro1">
          <table:table-cell office:value-type="string" calcext:value-type="string">
            <text:p>Malta </text:p>
          </table:table-cell>
          <table:table-cell office:value-type="string" calcext:value-type="string">
            <text:p>$41,900 </text:p>
          </table:table-cell>
          <table:table-cell table:formula="of:=MID([.B44];2;LEN([.B44]))" office:value-type="string" office:string-value="41,900 " calcext:value-type="string">
            <text:p>41,900 </text:p>
          </table:table-cell>
        </table:table-row>
        <table:table-row table:style-name="ro1">
          <table:table-cell office:value-type="string" calcext:value-type="string">
            <text:p>Greenland </text:p>
          </table:table-cell>
          <table:table-cell office:value-type="string" calcext:value-type="string">
            <text:p>$41,800 </text:p>
          </table:table-cell>
          <table:table-cell table:formula="of:=MID([.B45];2;LEN([.B45]))" office:value-type="string" office:string-value="41,800 " calcext:value-type="string">
            <text:p>41,800 </text:p>
          </table:table-cell>
        </table:table-row>
        <table:table-row table:style-name="ro1">
          <table:table-cell office:value-type="string" calcext:value-type="string">
            <text:p>Faroe Islands </text:p>
          </table:table-cell>
          <table:table-cell office:value-type="string" calcext:value-type="string">
            <text:p>$40,000 </text:p>
          </table:table-cell>
          <table:table-cell table:formula="of:=MID([.B46];2;LEN([.B46]))" office:value-type="string" office:string-value="40,000 " calcext:value-type="string">
            <text:p>40,000 </text:p>
          </table:table-cell>
        </table:table-row>
        <table:table-row table:style-name="ro1">
          <table:table-cell office:value-type="string" calcext:value-type="string">
            <text:p>Korea, South </text:p>
          </table:table-cell>
          <table:table-cell office:value-type="string" calcext:value-type="string">
            <text:p>$39,500 </text:p>
          </table:table-cell>
          <table:table-cell table:formula="of:=MID([.B47];2;LEN([.B47]))" office:value-type="string" office:string-value="39,500 " calcext:value-type="string">
            <text:p>39,500 </text:p>
          </table:table-cell>
        </table:table-row>
        <table:table-row table:style-name="ro1">
          <table:table-cell office:value-type="string" calcext:value-type="string">
            <text:p>Puerto Rico </text:p>
          </table:table-cell>
          <table:table-cell office:value-type="string" calcext:value-type="string">
            <text:p>$39,400 </text:p>
          </table:table-cell>
          <table:table-cell table:formula="of:=MID([.B48];2;LEN([.B48]))" office:value-type="string" office:string-value="39,400 " calcext:value-type="string">
            <text:p>39,400 </text:p>
          </table:table-cell>
        </table:table-row>
        <table:table-row table:style-name="ro1">
          <table:table-cell office:value-type="string" calcext:value-type="string">
            <text:p>New Zealand </text:p>
          </table:table-cell>
          <table:table-cell office:value-type="string" calcext:value-type="string">
            <text:p>$39,000 </text:p>
          </table:table-cell>
          <table:table-cell table:formula="of:=MID([.B49];2;LEN([.B49]))" office:value-type="string" office:string-value="39,000 " calcext:value-type="string">
            <text:p>39,000 </text:p>
          </table:table-cell>
        </table:table-row>
        <table:table-row table:style-name="ro1">
          <table:table-cell office:value-type="string" calcext:value-type="string">
            <text:p>Spain </text:p>
          </table:table-cell>
          <table:table-cell office:value-type="string" calcext:value-type="string">
            <text:p>$38,400 </text:p>
          </table:table-cell>
          <table:table-cell table:formula="of:=MID([.B50];2;LEN([.B50]))" office:value-type="string" office:string-value="38,400 " calcext:value-type="string">
            <text:p>38,400 </text:p>
          </table:table-cell>
        </table:table-row>
        <table:table-row table:style-name="ro1">
          <table:table-cell office:value-type="string" calcext:value-type="string">
            <text:p>Italy </text:p>
          </table:table-cell>
          <table:table-cell office:value-type="string" calcext:value-type="string">
            <text:p>$38,200 </text:p>
          </table:table-cell>
          <table:table-cell table:formula="of:=MID([.B51];2;LEN([.B51]))" office:value-type="string" office:string-value="38,200 " calcext:value-type="string">
            <text:p>38,200 </text:p>
          </table:table-cell>
        </table:table-row>
        <table:table-row table:style-name="ro1">
          <table:table-cell office:value-type="string" calcext:value-type="string">
            <text:p>Aruba </text:p>
          </table:table-cell>
          <table:table-cell office:value-type="string" calcext:value-type="string">
            <text:p>$37,500 </text:p>
          </table:table-cell>
          <table:table-cell table:formula="of:=MID([.B52];2;LEN([.B52]))" office:value-type="string" office:string-value="37,500 " calcext:value-type="string">
            <text:p>37,500 </text:p>
          </table:table-cell>
        </table:table-row>
        <table:table-row table:style-name="ro1">
          <table:table-cell office:value-type="string" calcext:value-type="string">
            <text:p>Equatorial Guinea </text:p>
          </table:table-cell>
          <table:table-cell office:value-type="string" calcext:value-type="string">
            <text:p>$37,400 </text:p>
          </table:table-cell>
          <table:table-cell table:formula="of:=MID([.B53];2;LEN([.B53]))" office:value-type="string" office:string-value="37,400 " calcext:value-type="string">
            <text:p>37,400 </text:p>
          </table:table-cell>
        </table:table-row>
        <table:table-row table:style-name="ro1">
          <table:table-cell office:value-type="string" calcext:value-type="string">
            <text:p>Cyprus </text:p>
          </table:table-cell>
          <table:table-cell office:value-type="string" calcext:value-type="string">
            <text:p>$37,200 </text:p>
          </table:table-cell>
          <table:table-cell table:formula="of:=MID([.B54];2;LEN([.B54]))" office:value-type="string" office:string-value="37,200 " calcext:value-type="string">
            <text:p>37,200 </text:p>
          </table:table-cell>
        </table:table-row>
        <table:table-row table:style-name="ro1">
          <table:table-cell office:value-type="string" calcext:value-type="string">
            <text:p>Virgin Islands </text:p>
          </table:table-cell>
          <table:table-cell office:value-type="string" calcext:value-type="string">
            <text:p>$37,000 </text:p>
          </table:table-cell>
          <table:table-cell table:formula="of:=MID([.B55];2;LEN([.B55]))" office:value-type="string" office:string-value="37,000 " calcext:value-type="string">
            <text:p>37,000 </text:p>
          </table:table-cell>
        </table:table-row>
        <table:table-row table:style-name="ro1">
          <table:table-cell office:value-type="string" calcext:value-type="string">
            <text:p>Israel </text:p>
          </table:table-cell>
          <table:table-cell office:value-type="string" calcext:value-type="string">
            <text:p>$36,400 </text:p>
          </table:table-cell>
          <table:table-cell table:formula="of:=MID([.B56];2;LEN([.B56]))" office:value-type="string" office:string-value="36,400 " calcext:value-type="string">
            <text:p>36,400 </text:p>
          </table:table-cell>
        </table:table-row>
        <table:table-row table:style-name="ro1">
          <table:table-cell office:value-type="string" calcext:value-type="string">
            <text:p>Guam </text:p>
          </table:table-cell>
          <table:table-cell office:value-type="string" calcext:value-type="string">
            <text:p>$35,600 </text:p>
          </table:table-cell>
          <table:table-cell table:formula="of:=MID([.B57];2;LEN([.B57]))" office:value-type="string" office:string-value="35,600 " calcext:value-type="string">
            <text:p>35,600 </text:p>
          </table:table-cell>
        </table:table-row>
        <table:table-row table:style-name="ro1">
          <table:table-cell office:value-type="string" calcext:value-type="string">
            <text:p>Czechia </text:p>
          </table:table-cell>
          <table:table-cell office:value-type="string" calcext:value-type="string">
            <text:p>$35,500 </text:p>
          </table:table-cell>
          <table:table-cell table:formula="of:=MID([.B58];2;LEN([.B58]))" office:value-type="string" office:string-value="35,500 " calcext:value-type="string">
            <text:p>35,500 </text:p>
          </table:table-cell>
        </table:table-row>
        <table:table-row table:style-name="ro1">
          <table:table-cell office:value-type="string" calcext:value-type="string">
            <text:p>Slovenia </text:p>
          </table:table-cell>
          <table:table-cell office:value-type="string" calcext:value-type="string">
            <text:p>$34,500 </text:p>
          </table:table-cell>
          <table:table-cell table:formula="of:=MID([.B59];2;LEN([.B59]))" office:value-type="string" office:string-value="34,500 " calcext:value-type="string">
            <text:p>34,500 </text:p>
          </table:table-cell>
        </table:table-row>
        <table:table-row table:style-name="ro1">
          <table:table-cell office:value-type="string" calcext:value-type="string">
            <text:p>British Virgin Islands </text:p>
          </table:table-cell>
          <table:table-cell office:value-type="string" calcext:value-type="string">
            <text:p>$34,200 </text:p>
          </table:table-cell>
          <table:table-cell table:formula="of:=MID([.B60];2;LEN([.B60]))" office:value-type="string" office:string-value="34,200 " calcext:value-type="string">
            <text:p>34,200 </text:p>
          </table:table-cell>
        </table:table-row>
        <table:table-row table:style-name="ro1">
          <table:table-cell office:value-type="string" calcext:value-type="string">
            <text:p>Montserrat </text:p>
          </table:table-cell>
          <table:table-cell office:value-type="string" calcext:value-type="string">
            <text:p>$34,000 </text:p>
          </table:table-cell>
          <table:table-cell table:formula="of:=MID([.B61];2;LEN([.B61]))" office:value-type="string" office:string-value="34,000 " calcext:value-type="string">
            <text:p>34,000 </text:p>
          </table:table-cell>
        </table:table-row>
        <table:table-row table:style-name="ro1">
          <table:table-cell office:value-type="string" calcext:value-type="string">
            <text:p>Slovakia </text:p>
          </table:table-cell>
          <table:table-cell office:value-type="string" calcext:value-type="string">
            <text:p>$33,100 </text:p>
          </table:table-cell>
          <table:table-cell table:formula="of:=MID([.B62];2;LEN([.B62]))" office:value-type="string" office:string-value="33,100 " calcext:value-type="string">
            <text:p>33,100 </text:p>
          </table:table-cell>
        </table:table-row>
        <table:table-row table:style-name="ro1">
          <table:table-cell office:value-type="string" calcext:value-type="string">
            <text:p>Bahamas, The </text:p>
          </table:table-cell>
          <table:table-cell office:value-type="string" calcext:value-type="string">
            <text:p>$32,400 </text:p>
          </table:table-cell>
          <table:table-cell table:formula="of:=MID([.B63];2;LEN([.B63]))" office:value-type="string" office:string-value="32,400 " calcext:value-type="string">
            <text:p>32,400 </text:p>
          </table:table-cell>
        </table:table-row>
        <table:table-row table:style-name="ro1">
          <table:table-cell office:value-type="string" calcext:value-type="string">
            <text:p>Lithuania </text:p>
          </table:table-cell>
          <table:table-cell office:value-type="string" calcext:value-type="string">
            <text:p>$32,400 </text:p>
          </table:table-cell>
          <table:table-cell table:formula="of:=MID([.B64];2;LEN([.B64]))" office:value-type="string" office:string-value="32,400 " calcext:value-type="string">
            <text:p>32,400 </text:p>
          </table:table-cell>
        </table:table-row>
        <table:table-row table:style-name="ro1">
          <table:table-cell office:value-type="string" calcext:value-type="string">
            <text:p>Estonia </text:p>
          </table:table-cell>
          <table:table-cell office:value-type="string" calcext:value-type="string">
            <text:p>$31,700 </text:p>
          </table:table-cell>
          <table:table-cell table:formula="of:=MID([.B65];2;LEN([.B65]))" office:value-type="string" office:string-value="31,700 " calcext:value-type="string">
            <text:p>31,700 </text:p>
          </table:table-cell>
        </table:table-row>
        <table:table-row table:style-name="ro1">
          <table:table-cell office:value-type="string" calcext:value-type="string">
            <text:p>Trinidad and Tobago </text:p>
          </table:table-cell>
          <table:table-cell office:value-type="string" calcext:value-type="string">
            <text:p>$31,300 </text:p>
          </table:table-cell>
          <table:table-cell table:formula="of:=MID([.B66];2;LEN([.B66]))" office:value-type="string" office:string-value="31,300 " calcext:value-type="string">
            <text:p>31,300 </text:p>
          </table:table-cell>
        </table:table-row>
        <table:table-row table:style-name="ro1">
          <table:table-cell office:value-type="string" calcext:value-type="string">
            <text:p>New Caledonia </text:p>
          </table:table-cell>
          <table:table-cell office:value-type="string" calcext:value-type="string">
            <text:p>$31,100 </text:p>
          </table:table-cell>
          <table:table-cell table:formula="of:=MID([.B67];2;LEN([.B67]))" office:value-type="string" office:string-value="31,100 " calcext:value-type="string">
            <text:p>31,100 </text:p>
          </table:table-cell>
        </table:table-row>
        <table:table-row table:style-name="ro1">
          <table:table-cell office:value-type="string" calcext:value-type="string">
            <text:p>Portugal </text:p>
          </table:table-cell>
          <table:table-cell office:value-type="string" calcext:value-type="string">
            <text:p>$30,500 </text:p>
          </table:table-cell>
          <table:table-cell table:formula="of:=MID([.B68];2;LEN([.B68]))" office:value-type="string" office:string-value="30,500 " calcext:value-type="string">
            <text:p>30,500 </text:p>
          </table:table-cell>
        </table:table-row>
        <table:table-row table:style-name="ro1">
          <table:table-cell office:value-type="string" calcext:value-type="string">
            <text:p>Hungary </text:p>
          </table:table-cell>
          <table:table-cell office:value-type="string" calcext:value-type="string">
            <text:p>$29,600 </text:p>
          </table:table-cell>
          <table:table-cell table:formula="of:=MID([.B69];2;LEN([.B69]))" office:value-type="string" office:string-value="29,600 " calcext:value-type="string">
            <text:p>29,600 </text:p>
          </table:table-cell>
        </table:table-row>
        <table:table-row table:style-name="ro1">
          <table:table-cell office:value-type="string" calcext:value-type="string">
            <text:p>Poland </text:p>
          </table:table-cell>
          <table:table-cell office:value-type="string" calcext:value-type="string">
            <text:p>$29,600 </text:p>
          </table:table-cell>
          <table:table-cell table:formula="of:=MID([.B70];2;LEN([.B70]))" office:value-type="string" office:string-value="29,600 " calcext:value-type="string">
            <text:p>29,600 </text:p>
          </table:table-cell>
        </table:table-row>
        <table:table-row table:style-name="ro1">
          <table:table-cell office:value-type="string" calcext:value-type="string">
            <text:p>Seychelles </text:p>
          </table:table-cell>
          <table:table-cell office:value-type="string" calcext:value-type="string">
            <text:p>$29,300 </text:p>
          </table:table-cell>
          <table:table-cell table:formula="of:=MID([.B71];2;LEN([.B71]))" office:value-type="string" office:string-value="29,300 " calcext:value-type="string">
            <text:p>29,300 </text:p>
          </table:table-cell>
        </table:table-row>
        <table:table-row table:style-name="ro1">
          <table:table-cell office:value-type="string" calcext:value-type="string">
            <text:p>Malaysia </text:p>
          </table:table-cell>
          <table:table-cell office:value-type="string" calcext:value-type="string">
            <text:p>$29,100 </text:p>
          </table:table-cell>
          <table:table-cell table:formula="of:=MID([.B72];2;LEN([.B72]))" office:value-type="string" office:string-value="29,100 " calcext:value-type="string">
            <text:p>29,100 </text:p>
          </table:table-cell>
        </table:table-row>
        <table:table-row table:style-name="ro1">
          <table:table-cell office:value-type="string" calcext:value-type="string">
            <text:p>Turks and Caicos Islands </text:p>
          </table:table-cell>
          <table:table-cell office:value-type="string" calcext:value-type="string">
            <text:p>$29,100 </text:p>
          </table:table-cell>
          <table:table-cell table:formula="of:=MID([.B73];2;LEN([.B73]))" office:value-type="string" office:string-value="29,100 " calcext:value-type="string">
            <text:p>29,100 </text:p>
          </table:table-cell>
        </table:table-row>
        <table:table-row table:style-name="ro1">
          <table:table-cell office:value-type="string" calcext:value-type="string">
            <text:p>Saint Kitts and Nevis </text:p>
          </table:table-cell>
          <table:table-cell office:value-type="string" calcext:value-type="string">
            <text:p>$28,200 </text:p>
          </table:table-cell>
          <table:table-cell table:formula="of:=MID([.B74];2;LEN([.B74]))" office:value-type="string" office:string-value="28,200 " calcext:value-type="string">
            <text:p>28,200 </text:p>
          </table:table-cell>
        </table:table-row>
        <table:table-row table:style-name="ro1">
          <table:table-cell office:value-type="string" calcext:value-type="string">
            <text:p>Russia </text:p>
          </table:table-cell>
          <table:table-cell office:value-type="string" calcext:value-type="string">
            <text:p>$27,900 </text:p>
          </table:table-cell>
          <table:table-cell table:formula="of:=MID([.B75];2;LEN([.B75]))" office:value-type="string" office:string-value="27,900 " calcext:value-type="string">
            <text:p>27,900 </text:p>
          </table:table-cell>
        </table:table-row>
        <table:table-row table:style-name="ro1">
          <table:table-cell office:value-type="string" calcext:value-type="string">
            <text:p>Greece </text:p>
          </table:table-cell>
          <table:table-cell office:value-type="string" calcext:value-type="string">
            <text:p>$27,800 </text:p>
          </table:table-cell>
          <table:table-cell table:formula="of:=MID([.B76];2;LEN([.B76]))" office:value-type="string" office:string-value="27,800 " calcext:value-type="string">
            <text:p>27,800 </text:p>
          </table:table-cell>
        </table:table-row>
        <table:table-row table:style-name="ro1">
          <table:table-cell office:value-type="string" calcext:value-type="string">
            <text:p>Latvia </text:p>
          </table:table-cell>
          <table:table-cell office:value-type="string" calcext:value-type="string">
            <text:p>$27,700 </text:p>
          </table:table-cell>
          <table:table-cell table:formula="of:=MID([.B77];2;LEN([.B77]))" office:value-type="string" office:string-value="27,700 " calcext:value-type="string">
            <text:p>27,700 </text:p>
          </table:table-cell>
        </table:table-row>
        <table:table-row table:style-name="ro1">
          <table:table-cell office:value-type="string" calcext:value-type="string">
            <text:p>Turkey </text:p>
          </table:table-cell>
          <table:table-cell office:value-type="string" calcext:value-type="string">
            <text:p>$27,000 </text:p>
          </table:table-cell>
          <table:table-cell table:formula="of:=MID([.B78];2;LEN([.B78]))" office:value-type="string" office:string-value="27,000 " calcext:value-type="string">
            <text:p>27,000 </text:p>
          </table:table-cell>
        </table:table-row>
        <table:table-row table:style-name="ro1">
          <table:table-cell office:value-type="string" calcext:value-type="string">
            <text:p>Antigua and Barbuda </text:p>
          </table:table-cell>
          <table:table-cell office:value-type="string" calcext:value-type="string">
            <text:p>$26,400 </text:p>
          </table:table-cell>
          <table:table-cell table:formula="of:=MID([.B79];2;LEN([.B79]))" office:value-type="string" office:string-value="26,400 " calcext:value-type="string">
            <text:p>26,400 </text:p>
          </table:table-cell>
        </table:table-row>
        <table:table-row table:style-name="ro1">
          <table:table-cell office:value-type="string" calcext:value-type="string">
            <text:p>Kazakhstan </text:p>
          </table:table-cell>
          <table:table-cell office:value-type="string" calcext:value-type="string">
            <text:p>$26,300 </text:p>
          </table:table-cell>
          <table:table-cell table:formula="of:=MID([.B80];2;LEN([.B80]))" office:value-type="string" office:string-value="26,300 " calcext:value-type="string">
            <text:p>26,300 </text:p>
          </table:table-cell>
        </table:table-row>
        <table:table-row table:style-name="ro1">
          <table:table-cell office:value-type="string" calcext:value-type="string">
            <text:p>Panama </text:p>
          </table:table-cell>
          <table:table-cell office:value-type="string" calcext:value-type="string">
            <text:p>$25,400 </text:p>
          </table:table-cell>
          <table:table-cell table:formula="of:=MID([.B81];2;LEN([.B81]))" office:value-type="string" office:string-value="25,400 " calcext:value-type="string">
            <text:p>25,400 </text:p>
          </table:table-cell>
        </table:table-row>
        <table:table-row table:style-name="ro1">
          <table:table-cell office:value-type="string" calcext:value-type="string">
            <text:p>Croatia </text:p>
          </table:table-cell>
          <table:table-cell office:value-type="string" calcext:value-type="string">
            <text:p>$24,700 </text:p>
          </table:table-cell>
          <table:table-cell table:formula="of:=MID([.B82];2;LEN([.B82]))" office:value-type="string" office:string-value="24,700 " calcext:value-type="string">
            <text:p>24,700 </text:p>
          </table:table-cell>
        </table:table-row>
        <table:table-row table:style-name="ro1">
          <table:table-cell office:value-type="string" calcext:value-type="string">
            <text:p>Chile </text:p>
          </table:table-cell>
          <table:table-cell office:value-type="string" calcext:value-type="string">
            <text:p>$24,600 </text:p>
          </table:table-cell>
          <table:table-cell table:formula="of:=MID([.B83];2;LEN([.B83]))" office:value-type="string" office:string-value="24,600 " calcext:value-type="string">
            <text:p>24,600 </text:p>
          </table:table-cell>
        </table:table-row>
        <table:table-row table:style-name="ro1">
          <table:table-cell office:value-type="string" calcext:value-type="string">
            <text:p>Romania </text:p>
          </table:table-cell>
          <table:table-cell office:value-type="string" calcext:value-type="string">
            <text:p>$24,600 </text:p>
          </table:table-cell>
          <table:table-cell table:formula="of:=MID([.B84];2;LEN([.B84]))" office:value-type="string" office:string-value="24,600 " calcext:value-type="string">
            <text:p>24,600 </text:p>
          </table:table-cell>
        </table:table-row>
        <table:table-row table:style-name="ro1">
          <table:table-cell office:value-type="string" calcext:value-type="string">
            <text:p>Northern Mariana Islands </text:p>
          </table:table-cell>
          <table:table-cell office:value-type="string" calcext:value-type="string">
            <text:p>$24,500 </text:p>
          </table:table-cell>
          <table:table-cell table:formula="of:=MID([.B85];2;LEN([.B85]))" office:value-type="string" office:string-value="24,500 " calcext:value-type="string">
            <text:p>24,500 </text:p>
          </table:table-cell>
        </table:table-row>
        <table:table-row table:style-name="ro1">
          <table:table-cell office:value-type="string" calcext:value-type="string">
            <text:p>Uruguay </text:p>
          </table:table-cell>
          <table:table-cell office:value-type="string" calcext:value-type="string">
            <text:p>$22,400 </text:p>
          </table:table-cell>
          <table:table-cell table:formula="of:=MID([.B86];2;LEN([.B86]))" office:value-type="string" office:string-value="22,400 " calcext:value-type="string">
            <text:p>22,400 </text:p>
          </table:table-cell>
        </table:table-row>
        <table:table-row table:style-name="ro1">
          <table:table-cell office:value-type="string" calcext:value-type="string">
            <text:p>Mauritius </text:p>
          </table:table-cell>
          <table:table-cell office:value-type="string" calcext:value-type="string">
            <text:p>$22,300 </text:p>
          </table:table-cell>
          <table:table-cell table:formula="of:=MID([.B87];2;LEN([.B87]))" office:value-type="string" office:string-value="22,300 " calcext:value-type="string">
            <text:p>22,300 </text:p>
          </table:table-cell>
        </table:table-row>
        <table:table-row table:style-name="ro1">
          <table:table-cell office:value-type="string" calcext:value-type="string">
            <text:p>Bulgaria </text:p>
          </table:table-cell>
          <table:table-cell office:value-type="string" calcext:value-type="string">
            <text:p>$21,800 </text:p>
          </table:table-cell>
          <table:table-cell table:formula="of:=MID([.B88];2;LEN([.B88]))" office:value-type="string" office:string-value="21,800 " calcext:value-type="string">
            <text:p>21,800 </text:p>
          </table:table-cell>
        </table:table-row>
        <table:table-row table:style-name="ro1">
          <table:table-cell office:value-type="string" calcext:value-type="string">
            <text:p>Argentina </text:p>
          </table:table-cell>
          <table:table-cell office:value-type="string" calcext:value-type="string">
            <text:p>$20,900 </text:p>
          </table:table-cell>
          <table:table-cell table:formula="of:=MID([.B89];2;LEN([.B89]))" office:value-type="string" office:string-value="20,900 " calcext:value-type="string">
            <text:p>20,900 </text:p>
          </table:table-cell>
        </table:table-row>
        <table:table-row table:style-name="ro1">
          <table:table-cell office:value-type="string" calcext:value-type="string">
            <text:p>Iran </text:p>
          </table:table-cell>
          <table:table-cell office:value-type="string" calcext:value-type="string">
            <text:p>$20,100 </text:p>
          </table:table-cell>
          <table:table-cell table:formula="of:=MID([.B90];2;LEN([.B90]))" office:value-type="string" office:string-value="20,100 " calcext:value-type="string">
            <text:p>20,100 </text:p>
          </table:table-cell>
        </table:table-row>
        <table:table-row table:style-name="ro1">
          <table:table-cell office:value-type="string" calcext:value-type="string">
            <text:p>Mexico </text:p>
          </table:table-cell>
          <table:table-cell office:value-type="string" calcext:value-type="string">
            <text:p>$19,900 </text:p>
          </table:table-cell>
          <table:table-cell table:formula="of:=MID([.B91];2;LEN([.B91]))" office:value-type="string" office:string-value="19,900 " calcext:value-type="string">
            <text:p>19,900 </text:p>
          </table:table-cell>
        </table:table-row>
        <table:table-row table:style-name="ro1">
          <table:table-cell office:value-type="string" calcext:value-type="string">
            <text:p>Lebanon </text:p>
          </table:table-cell>
          <table:table-cell office:value-type="string" calcext:value-type="string">
            <text:p>$19,600 </text:p>
          </table:table-cell>
          <table:table-cell table:formula="of:=MID([.B92];2;LEN([.B92]))" office:value-type="string" office:string-value="19,600 " calcext:value-type="string">
            <text:p>19,600 </text:p>
          </table:table-cell>
        </table:table-row>
        <table:table-row table:style-name="ro1">
          <table:table-cell office:value-type="string" calcext:value-type="string">
            <text:p>Saint Martin </text:p>
          </table:table-cell>
          <table:table-cell office:value-type="string" calcext:value-type="string">
            <text:p>$19,300 </text:p>
          </table:table-cell>
          <table:table-cell table:formula="of:=MID([.B93];2;LEN([.B93]))" office:value-type="string" office:string-value="19,300 " calcext:value-type="string">
            <text:p>19,300 </text:p>
          </table:table-cell>
        </table:table-row>
        <table:table-row table:style-name="ro1">
          <table:table-cell office:value-type="string" calcext:value-type="string">
            <text:p>Maldives </text:p>
          </table:table-cell>
          <table:table-cell office:value-type="string" calcext:value-type="string">
            <text:p>$19,200 </text:p>
          </table:table-cell>
          <table:table-cell table:formula="of:=MID([.B94];2;LEN([.B94]))" office:value-type="string" office:string-value="19,200 " calcext:value-type="string">
            <text:p>19,200 </text:p>
          </table:table-cell>
        </table:table-row>
        <table:table-row table:style-name="ro1">
          <table:table-cell office:value-type="string" calcext:value-type="string">
            <text:p>Belarus </text:p>
          </table:table-cell>
          <table:table-cell office:value-type="string" calcext:value-type="string">
            <text:p>$18,900 </text:p>
          </table:table-cell>
          <table:table-cell table:formula="of:=MID([.B95];2;LEN([.B95]))" office:value-type="string" office:string-value="18,900 " calcext:value-type="string">
            <text:p>18,900 </text:p>
          </table:table-cell>
        </table:table-row>
        <table:table-row table:style-name="ro1">
          <table:table-cell office:value-type="string" calcext:value-type="string">
            <text:p>Barbados </text:p>
          </table:table-cell>
          <table:table-cell office:value-type="string" calcext:value-type="string">
            <text:p>$18,600 </text:p>
          </table:table-cell>
          <table:table-cell table:formula="of:=MID([.B96];2;LEN([.B96]))" office:value-type="string" office:string-value="18,600 " calcext:value-type="string">
            <text:p>18,600 </text:p>
          </table:table-cell>
        </table:table-row>
        <table:table-row table:style-name="ro1">
          <table:table-cell office:value-type="string" calcext:value-type="string">
            <text:p>Turkmenistan </text:p>
          </table:table-cell>
          <table:table-cell office:value-type="string" calcext:value-type="string">
            <text:p>$18,200 </text:p>
          </table:table-cell>
          <table:table-cell table:formula="of:=MID([.B97];2;LEN([.B97]))" office:value-type="string" office:string-value="18,200 " calcext:value-type="string">
            <text:p>18,200 </text:p>
          </table:table-cell>
        </table:table-row>
        <table:table-row table:style-name="ro1">
          <table:table-cell office:value-type="string" calcext:value-type="string">
            <text:p>Gabon </text:p>
          </table:table-cell>
          <table:table-cell office:value-type="string" calcext:value-type="string">
            <text:p>$18,100 </text:p>
          </table:table-cell>
          <table:table-cell table:formula="of:=MID([.B98];2;LEN([.B98]))" office:value-type="string" office:string-value="18,100 " calcext:value-type="string">
            <text:p>18,100 </text:p>
          </table:table-cell>
        </table:table-row>
        <table:table-row table:style-name="ro1">
          <table:table-cell office:value-type="string" calcext:value-type="string">
            <text:p>Thailand </text:p>
          </table:table-cell>
          <table:table-cell office:value-type="string" calcext:value-type="string">
            <text:p>$17,900 </text:p>
          </table:table-cell>
          <table:table-cell table:formula="of:=MID([.B99];2;LEN([.B99]))" office:value-type="string" office:string-value="17,900 " calcext:value-type="string">
            <text:p>17,900 </text:p>
          </table:table-cell>
        </table:table-row>
        <table:table-row table:style-name="ro1">
          <table:table-cell office:value-type="string" calcext:value-type="string">
            <text:p>Montenegro </text:p>
          </table:table-cell>
          <table:table-cell office:value-type="string" calcext:value-type="string">
            <text:p>$17,800 </text:p>
          </table:table-cell>
          <table:table-cell table:formula="of:=MID([.B100];2;LEN([.B100]))" office:value-type="string" office:string-value="17,800 " calcext:value-type="string">
            <text:p>17,800 </text:p>
          </table:table-cell>
        </table:table-row>
        <table:table-row table:style-name="ro1">
          <table:table-cell office:value-type="string" calcext:value-type="string">
            <text:p>Azerbaijan </text:p>
          </table:table-cell>
          <table:table-cell office:value-type="string" calcext:value-type="string">
            <text:p>$17,500 </text:p>
          </table:table-cell>
          <table:table-cell table:formula="of:=MID([.B101];2;LEN([.B101]))" office:value-type="string" office:string-value="17,500 " calcext:value-type="string">
            <text:p>17,500 </text:p>
          </table:table-cell>
        </table:table-row>
        <table:table-row table:style-name="ro1">
          <table:table-cell office:value-type="string" calcext:value-type="string">
            <text:p>Botswana </text:p>
          </table:table-cell>
          <table:table-cell office:value-type="string" calcext:value-type="string">
            <text:p>$17,000 </text:p>
          </table:table-cell>
          <table:table-cell table:formula="of:=MID([.B102];2;LEN([.B102]))" office:value-type="string" office:string-value="17,000 " calcext:value-type="string">
            <text:p>17,000 </text:p>
          </table:table-cell>
        </table:table-row>
        <table:table-row table:style-name="ro1">
          <table:table-cell office:value-type="string" calcext:value-type="string">
            <text:p>Dominican Republic </text:p>
          </table:table-cell>
          <table:table-cell office:value-type="string" calcext:value-type="string">
            <text:p>$17,000 </text:p>
          </table:table-cell>
          <table:table-cell table:formula="of:=MID([.B103];2;LEN([.B103]))" office:value-type="string" office:string-value="17,000 " calcext:value-type="string">
            <text:p>17,000 </text:p>
          </table:table-cell>
        </table:table-row>
        <table:table-row table:style-name="ro1">
          <table:table-cell office:value-type="string" calcext:value-type="string">
            <text:p>French Polynesia </text:p>
          </table:table-cell>
          <table:table-cell office:value-type="string" calcext:value-type="string">
            <text:p>$17,000 </text:p>
          </table:table-cell>
          <table:table-cell table:formula="of:=MID([.B104];2;LEN([.B104]))" office:value-type="string" office:string-value="17,000 " calcext:value-type="string">
            <text:p>17,000 </text:p>
          </table:table-cell>
        </table:table-row>
        <table:table-row table:style-name="ro1">
          <table:table-cell office:value-type="string" calcext:value-type="string">
            <text:p>Costa Rica </text:p>
          </table:table-cell>
          <table:table-cell office:value-type="string" calcext:value-type="string">
            <text:p>$16,900 </text:p>
          </table:table-cell>
          <table:table-cell table:formula="of:=MID([.B105];2;LEN([.B105]))" office:value-type="string" office:string-value="16,900 " calcext:value-type="string">
            <text:p>16,900 </text:p>
          </table:table-cell>
        </table:table-row>
        <table:table-row table:style-name="ro1">
          <table:table-cell office:value-type="string" calcext:value-type="string">
            <text:p>China </text:p>
          </table:table-cell>
          <table:table-cell office:value-type="string" calcext:value-type="string">
            <text:p>$16,700 </text:p>
          </table:table-cell>
          <table:table-cell table:formula="of:=MID([.B106];2;LEN([.B106]))" office:value-type="string" office:string-value="16,700 " calcext:value-type="string">
            <text:p>16,700 </text:p>
          </table:table-cell>
        </table:table-row>
        <table:table-row table:style-name="ro1">
          <table:table-cell office:value-type="string" calcext:value-type="string">
            <text:p>Cook Islands </text:p>
          </table:table-cell>
          <table:table-cell office:value-type="string" calcext:value-type="string">
            <text:p>$16,700 </text:p>
          </table:table-cell>
          <table:table-cell table:formula="of:=MID([.B107];2;LEN([.B107]))" office:value-type="string" office:string-value="16,700 " calcext:value-type="string">
            <text:p>16,700 </text:p>
          </table:table-cell>
        </table:table-row>
        <table:table-row table:style-name="ro1">
          <table:table-cell office:value-type="string" calcext:value-type="string">
            <text:p>Iraq </text:p>
          </table:table-cell>
          <table:table-cell office:value-type="string" calcext:value-type="string">
            <text:p>$16,700 </text:p>
          </table:table-cell>
          <table:table-cell table:formula="of:=MID([.B108];2;LEN([.B108]))" office:value-type="string" office:string-value="16,700 " calcext:value-type="string">
            <text:p>16,700 </text:p>
          </table:table-cell>
        </table:table-row>
        <table:table-row table:style-name="ro1">
          <table:table-cell office:value-type="string" calcext:value-type="string">
            <text:p>Brazil </text:p>
          </table:table-cell>
          <table:table-cell office:value-type="string" calcext:value-type="string">
            <text:p>$15,600 </text:p>
          </table:table-cell>
          <table:table-cell table:formula="of:=MID([.B109];2;LEN([.B109]))" office:value-type="string" office:string-value="15,600 " calcext:value-type="string">
            <text:p>15,600 </text:p>
          </table:table-cell>
        </table:table-row>
        <table:table-row table:style-name="ro1">
          <table:table-cell office:value-type="string" calcext:value-type="string">
            <text:p>Algeria </text:p>
          </table:table-cell>
          <table:table-cell office:value-type="string" calcext:value-type="string">
            <text:p>$15,200 </text:p>
          </table:table-cell>
          <table:table-cell table:formula="of:=MID([.B110];2;LEN([.B110]))" office:value-type="string" office:string-value="15,200 " calcext:value-type="string">
            <text:p>15,200 </text:p>
          </table:table-cell>
        </table:table-row>
        <table:table-row table:style-name="ro1">
          <table:table-cell office:value-type="string" calcext:value-type="string">
            <text:p>Grenada </text:p>
          </table:table-cell>
          <table:table-cell office:value-type="string" calcext:value-type="string">
            <text:p>$15,100 </text:p>
          </table:table-cell>
          <table:table-cell table:formula="of:=MID([.B111];2;LEN([.B111]))" office:value-type="string" office:string-value="15,100 " calcext:value-type="string">
            <text:p>15,100 </text:p>
          </table:table-cell>
        </table:table-row>
        <table:table-row table:style-name="ro1">
          <table:table-cell office:value-type="string" calcext:value-type="string">
            <text:p>Serbia </text:p>
          </table:table-cell>
          <table:table-cell office:value-type="string" calcext:value-type="string">
            <text:p>$15,100 </text:p>
          </table:table-cell>
          <table:table-cell table:formula="of:=MID([.B112];2;LEN([.B112]))" office:value-type="string" office:string-value="15,100 " calcext:value-type="string">
            <text:p>15,100 </text:p>
          </table:table-cell>
        </table:table-row>
        <table:table-row table:style-name="ro1">
          <table:table-cell office:value-type="string" calcext:value-type="string">
            <text:p>Curacao </text:p>
          </table:table-cell>
          <table:table-cell office:value-type="string" calcext:value-type="string">
            <text:p>$15,000 </text:p>
          </table:table-cell>
          <table:table-cell table:formula="of:=MID([.B113];2;LEN([.B113]))" office:value-type="string" office:string-value="15,000 " calcext:value-type="string">
            <text:p>15,000 </text:p>
          </table:table-cell>
        </table:table-row>
        <table:table-row table:style-name="ro1">
          <table:table-cell office:value-type="string" calcext:value-type="string">
            <text:p>Macedonia </text:p>
          </table:table-cell>
          <table:table-cell office:value-type="string" calcext:value-type="string">
            <text:p>$14,900 </text:p>
          </table:table-cell>
          <table:table-cell table:formula="of:=MID([.B114];2;LEN([.B114]))" office:value-type="string" office:string-value="14,900 " calcext:value-type="string">
            <text:p>14,900 </text:p>
          </table:table-cell>
        </table:table-row>
        <table:table-row table:style-name="ro1">
          <table:table-cell office:value-type="string" calcext:value-type="string">
            <text:p>Suriname </text:p>
          </table:table-cell>
          <table:table-cell office:value-type="string" calcext:value-type="string">
            <text:p>$14,900 </text:p>
          </table:table-cell>
          <table:table-cell table:formula="of:=MID([.B115];2;LEN([.B115]))" office:value-type="string" office:string-value="14,900 " calcext:value-type="string">
            <text:p>14,900 </text:p>
          </table:table-cell>
        </table:table-row>
        <table:table-row table:style-name="ro1">
          <table:table-cell office:value-type="string" calcext:value-type="string">
            <text:p>Palau </text:p>
          </table:table-cell>
          <table:table-cell office:value-type="string" calcext:value-type="string">
            <text:p>$14,700 </text:p>
          </table:table-cell>
          <table:table-cell table:formula="of:=MID([.B116];2;LEN([.B116]))" office:value-type="string" office:string-value="14,700 " calcext:value-type="string">
            <text:p>14,700 </text:p>
          </table:table-cell>
        </table:table-row>
        <table:table-row table:style-name="ro1">
          <table:table-cell office:value-type="string" calcext:value-type="string">
            <text:p>Colombia </text:p>
          </table:table-cell>
          <table:table-cell office:value-type="string" calcext:value-type="string">
            <text:p>$14,400 </text:p>
          </table:table-cell>
          <table:table-cell table:formula="of:=MID([.B117];2;LEN([.B117]))" office:value-type="string" office:string-value="14,400 " calcext:value-type="string">
            <text:p>14,400 </text:p>
          </table:table-cell>
        </table:table-row>
        <table:table-row table:style-name="ro1">
          <table:table-cell office:value-type="string" calcext:value-type="string">
            <text:p>Saint Lucia </text:p>
          </table:table-cell>
          <table:table-cell office:value-type="string" calcext:value-type="string">
            <text:p>$14,400 </text:p>
          </table:table-cell>
          <table:table-cell table:formula="of:=MID([.B118];2;LEN([.B118]))" office:value-type="string" office:string-value="14,400 " calcext:value-type="string">
            <text:p>14,400 </text:p>
          </table:table-cell>
        </table:table-row>
        <table:table-row table:style-name="ro1">
          <table:table-cell office:value-type="string" calcext:value-type="string">
            <text:p>South Africa </text:p>
          </table:table-cell>
          <table:table-cell office:value-type="string" calcext:value-type="string">
            <text:p>$13,600 </text:p>
          </table:table-cell>
          <table:table-cell table:formula="of:=MID([.B119];2;LEN([.B119]))" office:value-type="string" office:string-value="13,600 " calcext:value-type="string">
            <text:p>13,600 </text:p>
          </table:table-cell>
        </table:table-row>
        <table:table-row table:style-name="ro1">
          <table:table-cell office:value-type="string" calcext:value-type="string">
            <text:p>Peru </text:p>
          </table:table-cell>
          <table:table-cell office:value-type="string" calcext:value-type="string">
            <text:p>$13,500 </text:p>
          </table:table-cell>
          <table:table-cell table:formula="of:=MID([.B120];2;LEN([.B120]))" office:value-type="string" office:string-value="13,500 " calcext:value-type="string">
            <text:p>13,500 </text:p>
          </table:table-cell>
        </table:table-row>
        <table:table-row table:style-name="ro1">
          <table:table-cell office:value-type="string" calcext:value-type="string">
            <text:p>Mongolia </text:p>
          </table:table-cell>
          <table:table-cell office:value-type="string" calcext:value-type="string">
            <text:p>$13,000 </text:p>
          </table:table-cell>
          <table:table-cell table:formula="of:=MID([.B121];2;LEN([.B121]))" office:value-type="string" office:string-value="13,000 " calcext:value-type="string">
            <text:p>13,000 </text:p>
          </table:table-cell>
        </table:table-row>
        <table:table-row table:style-name="ro1">
          <table:table-cell office:value-type="string" calcext:value-type="string">
            <text:p>Sri Lanka </text:p>
          </table:table-cell>
          <table:table-cell office:value-type="string" calcext:value-type="string">
            <text:p>$12,900 </text:p>
          </table:table-cell>
          <table:table-cell table:formula="of:=MID([.B122];2;LEN([.B122]))" office:value-type="string" office:string-value="12,900 " calcext:value-type="string">
            <text:p>12,900 </text:p>
          </table:table-cell>
        </table:table-row>
        <table:table-row table:style-name="ro1">
          <table:table-cell office:value-type="string" calcext:value-type="string">
            <text:p>Bosnia and Herzegovina </text:p>
          </table:table-cell>
          <table:table-cell office:value-type="string" calcext:value-type="string">
            <text:p>$12,800 </text:p>
          </table:table-cell>
          <table:table-cell table:formula="of:=MID([.B123];2;LEN([.B123]))" office:value-type="string" office:string-value="12,800 " calcext:value-type="string">
            <text:p>12,800 </text:p>
          </table:table-cell>
        </table:table-row>
        <table:table-row table:style-name="ro1">
          <table:table-cell office:value-type="string" calcext:value-type="string">
            <text:p>Paraguay </text:p>
          </table:table-cell>
          <table:table-cell office:value-type="string" calcext:value-type="string">
            <text:p>$12,800 </text:p>
          </table:table-cell>
          <table:table-cell table:formula="of:=MID([.B124];2;LEN([.B124]))" office:value-type="string" office:string-value="12,800 " calcext:value-type="string">
            <text:p>12,800 </text:p>
          </table:table-cell>
        </table:table-row>
        <table:table-row table:style-name="ro1">
          <table:table-cell office:value-type="string" calcext:value-type="string">
            <text:p>Egypt </text:p>
          </table:table-cell>
          <table:table-cell office:value-type="string" calcext:value-type="string">
            <text:p>$12,700 </text:p>
          </table:table-cell>
          <table:table-cell table:formula="of:=MID([.B125];2;LEN([.B125]))" office:value-type="string" office:string-value="12,700 " calcext:value-type="string">
            <text:p>12,700 </text:p>
          </table:table-cell>
        </table:table-row>
        <table:table-row table:style-name="ro1">
          <table:table-cell office:value-type="string" calcext:value-type="string">
            <text:p>Albania </text:p>
          </table:table-cell>
          <table:table-cell office:value-type="string" calcext:value-type="string">
            <text:p>$12,500 </text:p>
          </table:table-cell>
          <table:table-cell table:formula="of:=MID([.B126];2;LEN([.B126]))" office:value-type="string" office:string-value="12,500 " calcext:value-type="string">
            <text:p>12,500 </text:p>
          </table:table-cell>
        </table:table-row>
        <table:table-row table:style-name="ro1">
          <table:table-cell office:value-type="string" calcext:value-type="string">
            <text:p>Venezuela </text:p>
          </table:table-cell>
          <table:table-cell office:value-type="string" calcext:value-type="string">
            <text:p>$12,500 </text:p>
          </table:table-cell>
          <table:table-cell table:formula="of:=MID([.B127];2;LEN([.B127]))" office:value-type="string" office:string-value="12,500 " calcext:value-type="string">
            <text:p>12,500 </text:p>
          </table:table-cell>
        </table:table-row>
        <table:table-row table:style-name="ro1">
          <table:table-cell office:value-type="string" calcext:value-type="string">
            <text:p>Indonesia </text:p>
          </table:table-cell>
          <table:table-cell office:value-type="string" calcext:value-type="string">
            <text:p>$12,400 </text:p>
          </table:table-cell>
          <table:table-cell table:formula="of:=MID([.B128];2;LEN([.B128]))" office:value-type="string" office:string-value="12,400 " calcext:value-type="string">
            <text:p>12,400 </text:p>
          </table:table-cell>
        </table:table-row>
        <table:table-row table:style-name="ro1">
          <table:table-cell office:value-type="string" calcext:value-type="string">
            <text:p>Cuba </text:p>
          </table:table-cell>
          <table:table-cell office:value-type="string" calcext:value-type="string">
            <text:p>$12,300 </text:p>
          </table:table-cell>
          <table:table-cell table:formula="of:=MID([.B129];2;LEN([.B129]))" office:value-type="string" office:string-value="12,300 " calcext:value-type="string">
            <text:p>12,300 </text:p>
          </table:table-cell>
        </table:table-row>
        <table:table-row table:style-name="ro1">
          <table:table-cell office:value-type="string" calcext:value-type="string">
            <text:p>Nauru </text:p>
          </table:table-cell>
          <table:table-cell office:value-type="string" calcext:value-type="string">
            <text:p>$12,300 </text:p>
          </table:table-cell>
          <table:table-cell table:formula="of:=MID([.B130];2;LEN([.B130]))" office:value-type="string" office:string-value="12,300 " calcext:value-type="string">
            <text:p>12,300 </text:p>
          </table:table-cell>
        </table:table-row>
        <table:table-row table:style-name="ro1">
          <table:table-cell office:value-type="string" calcext:value-type="string">
            <text:p>Anguilla </text:p>
          </table:table-cell>
          <table:table-cell office:value-type="string" calcext:value-type="string">
            <text:p>$12,200 </text:p>
          </table:table-cell>
          <table:table-cell table:formula="of:=MID([.B131];2;LEN([.B131]))" office:value-type="string" office:string-value="12,200 " calcext:value-type="string">
            <text:p>12,200 </text:p>
          </table:table-cell>
        </table:table-row>
        <table:table-row table:style-name="ro1">
          <table:table-cell office:value-type="string" calcext:value-type="string">
            <text:p>Tunisia </text:p>
          </table:table-cell>
          <table:table-cell office:value-type="string" calcext:value-type="string">
            <text:p>$11,900 </text:p>
          </table:table-cell>
          <table:table-cell table:formula="of:=MID([.B132];2;LEN([.B132]))" office:value-type="string" office:string-value="11,900 " calcext:value-type="string">
            <text:p>11,900 </text:p>
          </table:table-cell>
        </table:table-row>
        <table:table-row table:style-name="ro1">
          <table:table-cell office:value-type="string" calcext:value-type="string">
            <text:p>Ecuador </text:p>
          </table:table-cell>
          <table:table-cell office:value-type="string" calcext:value-type="string">
            <text:p>$11,500 </text:p>
          </table:table-cell>
          <table:table-cell table:formula="of:=MID([.B133];2;LEN([.B133]))" office:value-type="string" office:string-value="11,500 " calcext:value-type="string">
            <text:p>11,500 </text:p>
          </table:table-cell>
        </table:table-row>
        <table:table-row table:style-name="ro1">
          <table:table-cell office:value-type="string" calcext:value-type="string">
            <text:p>Saint Vincent and the Grenadines </text:p>
          </table:table-cell>
          <table:table-cell office:value-type="string" calcext:value-type="string">
            <text:p>$11,500 </text:p>
          </table:table-cell>
          <table:table-cell table:formula="of:=MID([.B134];2;LEN([.B134]))" office:value-type="string" office:string-value="11,500 " calcext:value-type="string">
            <text:p>11,500 </text:p>
          </table:table-cell>
        </table:table-row>
        <table:table-row table:style-name="ro1">
          <table:table-cell office:value-type="string" calcext:value-type="string">
            <text:p>American Samoa </text:p>
          </table:table-cell>
          <table:table-cell office:value-type="string" calcext:value-type="string">
            <text:p>$11,200 </text:p>
          </table:table-cell>
          <table:table-cell table:formula="of:=MID([.B135];2;LEN([.B135]))" office:value-type="string" office:string-value="11,200 " calcext:value-type="string">
            <text:p>11,200 </text:p>
          </table:table-cell>
        </table:table-row>
        <table:table-row table:style-name="ro1">
          <table:table-cell office:value-type="string" calcext:value-type="string">
            <text:p>Namibia </text:p>
          </table:table-cell>
          <table:table-cell office:value-type="string" calcext:value-type="string">
            <text:p>$11,200 </text:p>
          </table:table-cell>
          <table:table-cell table:formula="of:=MID([.B136];2;LEN([.B136]))" office:value-type="string" office:string-value="11,200 " calcext:value-type="string">
            <text:p>11,200 </text:p>
          </table:table-cell>
        </table:table-row>
        <table:table-row table:style-name="ro1">
          <table:table-cell office:value-type="string" calcext:value-type="string">
            <text:p>Dominica </text:p>
          </table:table-cell>
          <table:table-cell office:value-type="string" calcext:value-type="string">
            <text:p>$11,000 </text:p>
          </table:table-cell>
          <table:table-cell table:formula="of:=MID([.B137];2;LEN([.B137]))" office:value-type="string" office:string-value="11,000 " calcext:value-type="string">
            <text:p>11,000 </text:p>
          </table:table-cell>
        </table:table-row>
        <table:table-row table:style-name="ro1">
          <table:table-cell office:value-type="string" calcext:value-type="string">
            <text:p>Kosovo </text:p>
          </table:table-cell>
          <table:table-cell office:value-type="string" calcext:value-type="string">
            <text:p>$10,900 </text:p>
          </table:table-cell>
          <table:table-cell table:formula="of:=MID([.B138];2;LEN([.B138]))" office:value-type="string" office:string-value="10,900 " calcext:value-type="string">
            <text:p>10,900 </text:p>
          </table:table-cell>
        </table:table-row>
        <table:table-row table:style-name="ro1">
          <table:table-cell office:value-type="string" calcext:value-type="string">
            <text:p>Georgia </text:p>
          </table:table-cell>
          <table:table-cell office:value-type="string" calcext:value-type="string">
            <text:p>$10,700 </text:p>
          </table:table-cell>
          <table:table-cell table:formula="of:=MID([.B139];2;LEN([.B139]))" office:value-type="string" office:string-value="10,700 " calcext:value-type="string">
            <text:p>10,700 </text:p>
          </table:table-cell>
        </table:table-row>
        <table:table-row table:style-name="ro1">
          <table:table-cell office:value-type="string" calcext:value-type="string">
            <text:p>Eswatini </text:p>
          </table:table-cell>
          <table:table-cell office:value-type="string" calcext:value-type="string">
            <text:p>$10,100 </text:p>
          </table:table-cell>
          <table:table-cell table:formula="of:=MID([.B140];2;LEN([.B140]))" office:value-type="string" office:string-value="10,100 " calcext:value-type="string">
            <text:p>10,100 </text:p>
          </table:table-cell>
        </table:table-row>
        <table:table-row table:style-name="ro1">
          <table:table-cell office:value-type="string" calcext:value-type="string">
            <text:p>Fiji </text:p>
          </table:table-cell>
          <table:table-cell office:value-type="string" calcext:value-type="string">
            <text:p>$9,800 </text:p>
          </table:table-cell>
          <table:table-cell table:formula="of:=MID([.B141];2;LEN([.B141]))" office:value-type="string" office:string-value="9,800 " calcext:value-type="string">
            <text:p>9,800 </text:p>
          </table:table-cell>
        </table:table-row>
        <table:table-row table:style-name="ro1">
          <table:table-cell office:value-type="string" calcext:value-type="string">
            <text:p>Libya </text:p>
          </table:table-cell>
          <table:table-cell office:value-type="string" calcext:value-type="string">
            <text:p>$9,600 </text:p>
          </table:table-cell>
          <table:table-cell table:formula="of:=MID([.B142];2;LEN([.B142]))" office:value-type="string" office:string-value="9,600 " calcext:value-type="string">
            <text:p>9,600 </text:p>
          </table:table-cell>
        </table:table-row>
        <table:table-row table:style-name="ro1">
          <table:table-cell office:value-type="string" calcext:value-type="string">
            <text:p>Armenia </text:p>
          </table:table-cell>
          <table:table-cell office:value-type="string" calcext:value-type="string">
            <text:p>$9,500 </text:p>
          </table:table-cell>
          <table:table-cell table:formula="of:=MID([.B143];2;LEN([.B143]))" office:value-type="string" office:string-value="9,500 " calcext:value-type="string">
            <text:p>9,500 </text:p>
          </table:table-cell>
        </table:table-row>
        <table:table-row table:style-name="ro1">
          <table:table-cell office:value-type="string" calcext:value-type="string">
            <text:p>Jamaica </text:p>
          </table:table-cell>
          <table:table-cell office:value-type="string" calcext:value-type="string">
            <text:p>$9,200 </text:p>
          </table:table-cell>
          <table:table-cell table:formula="of:=MID([.B144];2;LEN([.B144]))" office:value-type="string" office:string-value="9,200 " calcext:value-type="string">
            <text:p>9,200 </text:p>
          </table:table-cell>
        </table:table-row>
        <table:table-row table:style-name="ro1">
          <table:table-cell office:value-type="string" calcext:value-type="string">
            <text:p>Jordan </text:p>
          </table:table-cell>
          <table:table-cell office:value-type="string" calcext:value-type="string">
            <text:p>$9,200 </text:p>
          </table:table-cell>
          <table:table-cell table:formula="of:=MID([.B145];2;LEN([.B145]))" office:value-type="string" office:string-value="9,200 " calcext:value-type="string">
            <text:p>9,200 </text:p>
          </table:table-cell>
        </table:table-row>
        <table:table-row table:style-name="ro1">
          <table:table-cell office:value-type="string" calcext:value-type="string">
            <text:p>Bhutan </text:p>
          </table:table-cell>
          <table:table-cell office:value-type="string" calcext:value-type="string">
            <text:p>$9,000 </text:p>
          </table:table-cell>
          <table:table-cell table:formula="of:=MID([.B146];2;LEN([.B146]))" office:value-type="string" office:string-value="9,000 " calcext:value-type="string">
            <text:p>9,000 </text:p>
          </table:table-cell>
        </table:table-row>
        <table:table-row table:style-name="ro1">
          <table:table-cell office:value-type="string" calcext:value-type="string">
            <text:p>Ukraine </text:p>
          </table:table-cell>
          <table:table-cell office:value-type="string" calcext:value-type="string">
            <text:p>$8,800 </text:p>
          </table:table-cell>
          <table:table-cell table:formula="of:=MID([.B147];2;LEN([.B147]))" office:value-type="string" office:string-value="8,800 " calcext:value-type="string">
            <text:p>8,800 </text:p>
          </table:table-cell>
        </table:table-row>
        <table:table-row table:style-name="ro1">
          <table:table-cell office:value-type="string" calcext:value-type="string">
            <text:p>Morocco </text:p>
          </table:table-cell>
          <table:table-cell office:value-type="string" calcext:value-type="string">
            <text:p>$8,600 </text:p>
          </table:table-cell>
          <table:table-cell table:formula="of:=MID([.B148];2;LEN([.B148]))" office:value-type="string" office:string-value="8,600 " calcext:value-type="string">
            <text:p>8,600 </text:p>
          </table:table-cell>
        </table:table-row>
        <table:table-row table:style-name="ro1">
          <table:table-cell office:value-type="string" calcext:value-type="string">
            <text:p>Philippines </text:p>
          </table:table-cell>
          <table:table-cell office:value-type="string" calcext:value-type="string">
            <text:p>$8,400 </text:p>
          </table:table-cell>
          <table:table-cell table:formula="of:=MID([.B149];2;LEN([.B149]))" office:value-type="string" office:string-value="8,400 " calcext:value-type="string">
            <text:p>8,400 </text:p>
          </table:table-cell>
        </table:table-row>
        <table:table-row table:style-name="ro1">
          <table:table-cell office:value-type="string" calcext:value-type="string">
            <text:p>Belize </text:p>
          </table:table-cell>
          <table:table-cell office:value-type="string" calcext:value-type="string">
            <text:p>$8,300 </text:p>
          </table:table-cell>
          <table:table-cell table:formula="of:=MID([.B150];2;LEN([.B150]))" office:value-type="string" office:string-value="8,300 " calcext:value-type="string">
            <text:p>8,300 </text:p>
          </table:table-cell>
        </table:table-row>
        <table:table-row table:style-name="ro1">
          <table:table-cell office:value-type="string" calcext:value-type="string">
            <text:p>Guatemala </text:p>
          </table:table-cell>
          <table:table-cell office:value-type="string" calcext:value-type="string">
            <text:p>$8,200 </text:p>
          </table:table-cell>
          <table:table-cell table:formula="of:=MID([.B151];2;LEN([.B151]))" office:value-type="string" office:string-value="8,200 " calcext:value-type="string">
            <text:p>8,200 </text:p>
          </table:table-cell>
        </table:table-row>
        <table:table-row table:style-name="ro1">
          <table:table-cell office:value-type="string" calcext:value-type="string">
            <text:p>Guyana </text:p>
          </table:table-cell>
          <table:table-cell office:value-type="string" calcext:value-type="string">
            <text:p>$8,100 </text:p>
          </table:table-cell>
          <table:table-cell table:formula="of:=MID([.B152];2;LEN([.B152]))" office:value-type="string" office:string-value="8,100 " calcext:value-type="string">
            <text:p>8,100 </text:p>
          </table:table-cell>
        </table:table-row>
        <table:table-row table:style-name="ro1">
          <table:table-cell office:value-type="string" calcext:value-type="string">
            <text:p>El Salvador </text:p>
          </table:table-cell>
          <table:table-cell office:value-type="string" calcext:value-type="string">
            <text:p>$8,000 </text:p>
          </table:table-cell>
          <table:table-cell table:formula="of:=MID([.B153];2;LEN([.B153]))" office:value-type="string" office:string-value="8,000 " calcext:value-type="string">
            <text:p>8,000 </text:p>
          </table:table-cell>
        </table:table-row>
        <table:table-row table:style-name="ro1">
          <table:table-cell office:value-type="string" calcext:value-type="string">
            <text:p>Saint Helena, Ascension, and Tristan da Cunha </text:p>
          </table:table-cell>
          <table:table-cell office:value-type="string" calcext:value-type="string">
            <text:p>$7,800 </text:p>
          </table:table-cell>
          <table:table-cell table:formula="of:=MID([.B154];2;LEN([.B154]))" office:value-type="string" office:string-value="7,800 " calcext:value-type="string">
            <text:p>7,800 </text:p>
          </table:table-cell>
        </table:table-row>
        <table:table-row table:style-name="ro1">
          <table:table-cell office:value-type="string" calcext:value-type="string">
            <text:p>Bolivia </text:p>
          </table:table-cell>
          <table:table-cell office:value-type="string" calcext:value-type="string">
            <text:p>$7,600 </text:p>
          </table:table-cell>
          <table:table-cell table:formula="of:=MID([.B155];2;LEN([.B155]))" office:value-type="string" office:string-value="7,600 " calcext:value-type="string">
            <text:p>7,600 </text:p>
          </table:table-cell>
        </table:table-row>
        <table:table-row table:style-name="ro1">
          <table:table-cell office:value-type="string" calcext:value-type="string">
            <text:p>Laos </text:p>
          </table:table-cell>
          <table:table-cell office:value-type="string" calcext:value-type="string">
            <text:p>$7,400 </text:p>
          </table:table-cell>
          <table:table-cell table:formula="of:=MID([.B156];2;LEN([.B156]))" office:value-type="string" office:string-value="7,400 " calcext:value-type="string">
            <text:p>7,400 </text:p>
          </table:table-cell>
        </table:table-row>
        <table:table-row table:style-name="ro1">
          <table:table-cell office:value-type="string" calcext:value-type="string">
            <text:p>India </text:p>
          </table:table-cell>
          <table:table-cell office:value-type="string" calcext:value-type="string">
            <text:p>$7,200 </text:p>
          </table:table-cell>
          <table:table-cell table:formula="of:=MID([.B157];2;LEN([.B157]))" office:value-type="string" office:string-value="7,200 " calcext:value-type="string">
            <text:p>7,200 </text:p>
          </table:table-cell>
        </table:table-row>
        <table:table-row table:style-name="ro1">
          <table:table-cell office:value-type="string" calcext:value-type="string">
            <text:p>Cabo Verde </text:p>
          </table:table-cell>
          <table:table-cell office:value-type="string" calcext:value-type="string">
            <text:p>$7,000 </text:p>
          </table:table-cell>
          <table:table-cell table:formula="of:=MID([.B158];2;LEN([.B158]))" office:value-type="string" office:string-value="7,000 " calcext:value-type="string">
            <text:p>7,000 </text:p>
          </table:table-cell>
        </table:table-row>
        <table:table-row table:style-name="ro1">
          <table:table-cell office:value-type="string" calcext:value-type="string">
            <text:p>Uzbekistan </text:p>
          </table:table-cell>
          <table:table-cell office:value-type="string" calcext:value-type="string">
            <text:p>$6,900 </text:p>
          </table:table-cell>
          <table:table-cell table:formula="of:=MID([.B159];2;LEN([.B159]))" office:value-type="string" office:string-value="6,900 " calcext:value-type="string">
            <text:p>6,900 </text:p>
          </table:table-cell>
        </table:table-row>
        <table:table-row table:style-name="ro1">
          <table:table-cell office:value-type="string" calcext:value-type="string">
            <text:p>Vietnam </text:p>
          </table:table-cell>
          <table:table-cell office:value-type="string" calcext:value-type="string">
            <text:p>$6,900 </text:p>
          </table:table-cell>
          <table:table-cell table:formula="of:=MID([.B160];2;LEN([.B160]))" office:value-type="string" office:string-value="6,900 " calcext:value-type="string">
            <text:p>6,900 </text:p>
          </table:table-cell>
        </table:table-row>
        <table:table-row table:style-name="ro1">
          <table:table-cell office:value-type="string" calcext:value-type="string">
            <text:p>Angola </text:p>
          </table:table-cell>
          <table:table-cell office:value-type="string" calcext:value-type="string">
            <text:p>$6,800 </text:p>
          </table:table-cell>
          <table:table-cell table:formula="of:=MID([.B161];2;LEN([.B161]))" office:value-type="string" office:string-value="6,800 " calcext:value-type="string">
            <text:p>6,800 </text:p>
          </table:table-cell>
        </table:table-row>
        <table:table-row table:style-name="ro1">
          <table:table-cell office:value-type="string" calcext:value-type="string">
            <text:p>Congo, Republic of the </text:p>
          </table:table-cell>
          <table:table-cell office:value-type="string" calcext:value-type="string">
            <text:p>$6,800 </text:p>
          </table:table-cell>
          <table:table-cell table:formula="of:=MID([.B162];2;LEN([.B162]))" office:value-type="string" office:string-value="6,800 " calcext:value-type="string">
            <text:p>6,800 </text:p>
          </table:table-cell>
        </table:table-row>
        <table:table-row table:style-name="ro1">
          <table:table-cell office:value-type="string" calcext:value-type="string">
            <text:p>Moldova </text:p>
          </table:table-cell>
          <table:table-cell office:value-type="string" calcext:value-type="string">
            <text:p>$6,700 </text:p>
          </table:table-cell>
          <table:table-cell table:formula="of:=MID([.B163];2;LEN([.B163]))" office:value-type="string" office:string-value="6,700 " calcext:value-type="string">
            <text:p>6,700 </text:p>
          </table:table-cell>
        </table:table-row>
        <table:table-row table:style-name="ro1">
          <table:table-cell office:value-type="string" calcext:value-type="string">
            <text:p>Burma </text:p>
          </table:table-cell>
          <table:table-cell office:value-type="string" calcext:value-type="string">
            <text:p>$6,300 </text:p>
          </table:table-cell>
          <table:table-cell table:formula="of:=MID([.B164];2;LEN([.B164]))" office:value-type="string" office:string-value="6,300 " calcext:value-type="string">
            <text:p>6,300 </text:p>
          </table:table-cell>
        </table:table-row>
        <table:table-row table:style-name="ro1">
          <table:table-cell office:value-type="string" calcext:value-type="string">
            <text:p>Timor-Leste </text:p>
          </table:table-cell>
          <table:table-cell office:value-type="string" calcext:value-type="string">
            <text:p>$6,000 </text:p>
          </table:table-cell>
          <table:table-cell table:formula="of:=MID([.B165];2;LEN([.B165]))" office:value-type="string" office:string-value="6,000 " calcext:value-type="string">
            <text:p>6,000 </text:p>
          </table:table-cell>
        </table:table-row>
        <table:table-row table:style-name="ro1">
          <table:table-cell office:value-type="string" calcext:value-type="string">
            <text:p>Nicaragua </text:p>
          </table:table-cell>
          <table:table-cell office:value-type="string" calcext:value-type="string">
            <text:p>$5,900 </text:p>
          </table:table-cell>
          <table:table-cell table:formula="of:=MID([.B166];2;LEN([.B166]))" office:value-type="string" office:string-value="5,900 " calcext:value-type="string">
            <text:p>5,900 </text:p>
          </table:table-cell>
        </table:table-row>
        <table:table-row table:style-name="ro1">
          <table:table-cell office:value-type="string" calcext:value-type="string">
            <text:p>Nigeria </text:p>
          </table:table-cell>
          <table:table-cell office:value-type="string" calcext:value-type="string">
            <text:p>$5,900 </text:p>
          </table:table-cell>
          <table:table-cell table:formula="of:=MID([.B167];2;LEN([.B167]))" office:value-type="string" office:string-value="5,900 " calcext:value-type="string">
            <text:p>5,900 </text:p>
          </table:table-cell>
        </table:table-row>
        <table:table-row table:style-name="ro1">
          <table:table-cell office:value-type="string" calcext:value-type="string">
            <text:p>Tonga </text:p>
          </table:table-cell>
          <table:table-cell office:value-type="string" calcext:value-type="string">
            <text:p>$5,900 </text:p>
          </table:table-cell>
          <table:table-cell table:formula="of:=MID([.B168];2;LEN([.B168]))" office:value-type="string" office:string-value="5,900 " calcext:value-type="string">
            <text:p>5,900 </text:p>
          </table:table-cell>
        </table:table-row>
        <table:table-row table:style-name="ro1">
          <table:table-cell office:value-type="string" calcext:value-type="string">
            <text:p>Niue </text:p>
          </table:table-cell>
          <table:table-cell office:value-type="string" calcext:value-type="string">
            <text:p>$5,800 </text:p>
          </table:table-cell>
          <table:table-cell table:formula="of:=MID([.B169];2;LEN([.B169]))" office:value-type="string" office:string-value="5,800 " calcext:value-type="string">
            <text:p>5,800 </text:p>
          </table:table-cell>
        </table:table-row>
        <table:table-row table:style-name="ro1">
          <table:table-cell office:value-type="string" calcext:value-type="string">
            <text:p>Samoa </text:p>
          </table:table-cell>
          <table:table-cell office:value-type="string" calcext:value-type="string">
            <text:p>$5,700 </text:p>
          </table:table-cell>
          <table:table-cell table:formula="of:=MID([.B170];2;LEN([.B170]))" office:value-type="string" office:string-value="5,700 " calcext:value-type="string">
            <text:p>5,700 </text:p>
          </table:table-cell>
        </table:table-row>
        <table:table-row table:style-name="ro1">
          <table:table-cell office:value-type="string" calcext:value-type="string">
            <text:p>Honduras </text:p>
          </table:table-cell>
          <table:table-cell office:value-type="string" calcext:value-type="string">
            <text:p>$5,600 </text:p>
          </table:table-cell>
          <table:table-cell table:formula="of:=MID([.B171];2;LEN([.B171]))" office:value-type="string" office:string-value="5,600 " calcext:value-type="string">
            <text:p>5,600 </text:p>
          </table:table-cell>
        </table:table-row>
        <table:table-row table:style-name="ro1">
          <table:table-cell office:value-type="string" calcext:value-type="string">
            <text:p>Pakistan </text:p>
          </table:table-cell>
          <table:table-cell office:value-type="string" calcext:value-type="string">
            <text:p>$5,400 </text:p>
          </table:table-cell>
          <table:table-cell table:formula="of:=MID([.B172];2;LEN([.B172]))" office:value-type="string" office:string-value="5,400 " calcext:value-type="string">
            <text:p>5,400 </text:p>
          </table:table-cell>
        </table:table-row>
        <table:table-row table:style-name="ro1">
          <table:table-cell office:value-type="string" calcext:value-type="string">
            <text:p>Ghana </text:p>
          </table:table-cell>
          <table:table-cell office:value-type="string" calcext:value-type="string">
            <text:p>$4,700 </text:p>
          </table:table-cell>
          <table:table-cell table:formula="of:=MID([.B173];2;LEN([.B173]))" office:value-type="string" office:string-value="4,700 " calcext:value-type="string">
            <text:p>4,700 </text:p>
          </table:table-cell>
        </table:table-row>
        <table:table-row table:style-name="ro1">
          <table:table-cell office:value-type="string" calcext:value-type="string">
            <text:p>Mauritania </text:p>
          </table:table-cell>
          <table:table-cell office:value-type="string" calcext:value-type="string">
            <text:p>$4,500 </text:p>
          </table:table-cell>
          <table:table-cell table:formula="of:=MID([.B174];2;LEN([.B174]))" office:value-type="string" office:string-value="4,500 " calcext:value-type="string">
            <text:p>4,500 </text:p>
          </table:table-cell>
        </table:table-row>
        <table:table-row table:style-name="ro1">
          <table:table-cell office:value-type="string" calcext:value-type="string">
            <text:p>Sudan </text:p>
          </table:table-cell>
          <table:table-cell office:value-type="string" calcext:value-type="string">
            <text:p>$4,300 </text:p>
          </table:table-cell>
          <table:table-cell table:formula="of:=MID([.B175];2;LEN([.B175]))" office:value-type="string" office:string-value="4,300 " calcext:value-type="string">
            <text:p>4,300 </text:p>
          </table:table-cell>
        </table:table-row>
        <table:table-row table:style-name="ro1">
          <table:table-cell office:value-type="string" calcext:value-type="string">
            <text:p>West Bank </text:p>
          </table:table-cell>
          <table:table-cell office:value-type="string" calcext:value-type="string">
            <text:p>$4,300 </text:p>
          </table:table-cell>
          <table:table-cell table:formula="of:=MID([.B176];2;LEN([.B176]))" office:value-type="string" office:string-value="4,300 " calcext:value-type="string">
            <text:p>4,300 </text:p>
          </table:table-cell>
        </table:table-row>
        <table:table-row table:style-name="ro1">
          <table:table-cell office:value-type="string" calcext:value-type="string">
            <text:p>Bangladesh </text:p>
          </table:table-cell>
          <table:table-cell office:value-type="string" calcext:value-type="string">
            <text:p>$4,200 </text:p>
          </table:table-cell>
          <table:table-cell table:formula="of:=MID([.B177];2;LEN([.B177]))" office:value-type="string" office:string-value="4,200 " calcext:value-type="string">
            <text:p>4,200 </text:p>
          </table:table-cell>
        </table:table-row>
        <table:table-row table:style-name="ro1">
          <table:table-cell office:value-type="string" calcext:value-type="string">
            <text:p>Cambodia </text:p>
          </table:table-cell>
          <table:table-cell office:value-type="string" calcext:value-type="string">
            <text:p>$4,000 </text:p>
          </table:table-cell>
          <table:table-cell table:formula="of:=MID([.B178];2;LEN([.B178]))" office:value-type="string" office:string-value="4,000 " calcext:value-type="string">
            <text:p>4,000 </text:p>
          </table:table-cell>
        </table:table-row>
        <table:table-row table:style-name="ro1">
          <table:table-cell office:value-type="string" calcext:value-type="string">
            <text:p>Zambia </text:p>
          </table:table-cell>
          <table:table-cell office:value-type="string" calcext:value-type="string">
            <text:p>$4,000 </text:p>
          </table:table-cell>
          <table:table-cell table:formula="of:=MID([.B179];2;LEN([.B179]))" office:value-type="string" office:string-value="4,000 " calcext:value-type="string">
            <text:p>4,000 </text:p>
          </table:table-cell>
        </table:table-row>
        <table:table-row table:style-name="ro1">
          <table:table-cell office:value-type="string" calcext:value-type="string">
            <text:p>Cote d'Ivoire </text:p>
          </table:table-cell>
          <table:table-cell office:value-type="string" calcext:value-type="string">
            <text:p>$3,900 </text:p>
          </table:table-cell>
          <table:table-cell table:formula="of:=MID([.B180];2;LEN([.B180]))" office:value-type="string" office:string-value="3,900 " calcext:value-type="string">
            <text:p>3,900 </text:p>
          </table:table-cell>
        </table:table-row>
        <table:table-row table:style-name="ro1">
          <table:table-cell office:value-type="string" calcext:value-type="string">
            <text:p>Tuvalu </text:p>
          </table:table-cell>
          <table:table-cell office:value-type="string" calcext:value-type="string">
            <text:p>$3,800 </text:p>
          </table:table-cell>
          <table:table-cell table:formula="of:=MID([.B181];2;LEN([.B181]))" office:value-type="string" office:string-value="3,800 " calcext:value-type="string">
            <text:p>3,800 </text:p>
          </table:table-cell>
        </table:table-row>
        <table:table-row table:style-name="ro1">
          <table:table-cell office:value-type="string" calcext:value-type="string">
            <text:p>Wallis and Futuna </text:p>
          </table:table-cell>
          <table:table-cell office:value-type="string" calcext:value-type="string">
            <text:p>$3,800 </text:p>
          </table:table-cell>
          <table:table-cell table:formula="of:=MID([.B182];2;LEN([.B182]))" office:value-type="string" office:string-value="3,800 " calcext:value-type="string">
            <text:p>3,800 </text:p>
          </table:table-cell>
        </table:table-row>
        <table:table-row table:style-name="ro1">
          <table:table-cell office:value-type="string" calcext:value-type="string">
            <text:p>Cameroon </text:p>
          </table:table-cell>
          <table:table-cell office:value-type="string" calcext:value-type="string">
            <text:p>$3,700 </text:p>
          </table:table-cell>
          <table:table-cell table:formula="of:=MID([.B183];2;LEN([.B183]))" office:value-type="string" office:string-value="3,700 " calcext:value-type="string">
            <text:p>3,700 </text:p>
          </table:table-cell>
        </table:table-row>
        <table:table-row table:style-name="ro1">
          <table:table-cell office:value-type="string" calcext:value-type="string">
            <text:p>Kyrgyzstan </text:p>
          </table:table-cell>
          <table:table-cell office:value-type="string" calcext:value-type="string">
            <text:p>$3,700 </text:p>
          </table:table-cell>
          <table:table-cell table:formula="of:=MID([.B184];2;LEN([.B184]))" office:value-type="string" office:string-value="3,700 " calcext:value-type="string">
            <text:p>3,700 </text:p>
          </table:table-cell>
        </table:table-row>
        <table:table-row table:style-name="ro1">
          <table:table-cell office:value-type="string" calcext:value-type="string">
            <text:p>Papua New Guinea </text:p>
          </table:table-cell>
          <table:table-cell office:value-type="string" calcext:value-type="string">
            <text:p>$3,700 </text:p>
          </table:table-cell>
          <table:table-cell table:formula="of:=MID([.B185];2;LEN([.B185]))" office:value-type="string" office:string-value="3,700 " calcext:value-type="string">
            <text:p>3,700 </text:p>
          </table:table-cell>
        </table:table-row>
        <table:table-row table:style-name="ro1">
          <table:table-cell office:value-type="string" calcext:value-type="string">
            <text:p>Djibouti </text:p>
          </table:table-cell>
          <table:table-cell office:value-type="string" calcext:value-type="string">
            <text:p>$3,600 </text:p>
          </table:table-cell>
          <table:table-cell table:formula="of:=MID([.B186];2;LEN([.B186]))" office:value-type="string" office:string-value="3,600 " calcext:value-type="string">
            <text:p>3,600 </text:p>
          </table:table-cell>
        </table:table-row>
        <table:table-row table:style-name="ro1">
          <table:table-cell office:value-type="string" calcext:value-type="string">
            <text:p>Marshall Islands </text:p>
          </table:table-cell>
          <table:table-cell office:value-type="string" calcext:value-type="string">
            <text:p>$3,600 </text:p>
          </table:table-cell>
          <table:table-cell table:formula="of:=MID([.B187];2;LEN([.B187]))" office:value-type="string" office:string-value="3,600 " calcext:value-type="string">
            <text:p>3,600 </text:p>
          </table:table-cell>
        </table:table-row>
        <table:table-row table:style-name="ro1">
          <table:table-cell office:value-type="string" calcext:value-type="string">
            <text:p>Kenya </text:p>
          </table:table-cell>
          <table:table-cell office:value-type="string" calcext:value-type="string">
            <text:p>$3,500 </text:p>
          </table:table-cell>
          <table:table-cell table:formula="of:=MID([.B188];2;LEN([.B188]))" office:value-type="string" office:string-value="3,500 " calcext:value-type="string">
            <text:p>3,500 </text:p>
          </table:table-cell>
        </table:table-row>
        <table:table-row table:style-name="ro1">
          <table:table-cell office:value-type="string" calcext:value-type="string">
            <text:p>Senegal </text:p>
          </table:table-cell>
          <table:table-cell office:value-type="string" calcext:value-type="string">
            <text:p>$3,500 </text:p>
          </table:table-cell>
          <table:table-cell table:formula="of:=MID([.B189];2;LEN([.B189]))" office:value-type="string" office:string-value="3,500 " calcext:value-type="string">
            <text:p>3,500 </text:p>
          </table:table-cell>
        </table:table-row>
        <table:table-row table:style-name="ro1">
          <table:table-cell office:value-type="string" calcext:value-type="string">
            <text:p>Micronesia, Federated States of </text:p>
          </table:table-cell>
          <table:table-cell office:value-type="string" calcext:value-type="string">
            <text:p>$3,400 </text:p>
          </table:table-cell>
          <table:table-cell table:formula="of:=MID([.B190];2;LEN([.B190]))" office:value-type="string" office:string-value="3,400 " calcext:value-type="string">
            <text:p>3,400 </text:p>
          </table:table-cell>
        </table:table-row>
        <table:table-row table:style-name="ro1">
          <table:table-cell office:value-type="string" calcext:value-type="string">
            <text:p>Lesotho </text:p>
          </table:table-cell>
          <table:table-cell office:value-type="string" calcext:value-type="string">
            <text:p>$3,300 </text:p>
          </table:table-cell>
          <table:table-cell table:formula="of:=MID([.B191];2;LEN([.B191]))" office:value-type="string" office:string-value="3,300 " calcext:value-type="string">
            <text:p>3,300 </text:p>
          </table:table-cell>
        </table:table-row>
        <table:table-row table:style-name="ro1">
          <table:table-cell office:value-type="string" calcext:value-type="string">
            <text:p>Sao Tome and Principe </text:p>
          </table:table-cell>
          <table:table-cell office:value-type="string" calcext:value-type="string">
            <text:p>$3,200 </text:p>
          </table:table-cell>
          <table:table-cell table:formula="of:=MID([.B192];2;LEN([.B192]))" office:value-type="string" office:string-value="3,200 " calcext:value-type="string">
            <text:p>3,200 </text:p>
          </table:table-cell>
        </table:table-row>
        <table:table-row table:style-name="ro1">
          <table:table-cell office:value-type="string" calcext:value-type="string">
            <text:p>Tajikistan </text:p>
          </table:table-cell>
          <table:table-cell office:value-type="string" calcext:value-type="string">
            <text:p>$3,200 </text:p>
          </table:table-cell>
          <table:table-cell table:formula="of:=MID([.B193];2;LEN([.B193]))" office:value-type="string" office:string-value="3,200 " calcext:value-type="string">
            <text:p>3,200 </text:p>
          </table:table-cell>
        </table:table-row>
        <table:table-row table:style-name="ro1">
          <table:table-cell office:value-type="string" calcext:value-type="string">
            <text:p>Tanzania </text:p>
          </table:table-cell>
          <table:table-cell office:value-type="string" calcext:value-type="string">
            <text:p>$3,200 </text:p>
          </table:table-cell>
          <table:table-cell table:formula="of:=MID([.B194];2;LEN([.B194]))" office:value-type="string" office:string-value="3,200 " calcext:value-type="string">
            <text:p>3,200 </text:p>
          </table:table-cell>
        </table:table-row>
        <table:table-row table:style-name="ro1">
          <table:table-cell office:value-type="string" calcext:value-type="string">
            <text:p>Syria </text:p>
          </table:table-cell>
          <table:table-cell office:value-type="string" calcext:value-type="string">
            <text:p>$2,900 </text:p>
          </table:table-cell>
          <table:table-cell table:formula="of:=MID([.B195];2;LEN([.B195]))" office:value-type="string" office:string-value="2,900 " calcext:value-type="string">
            <text:p>2,900 </text:p>
          </table:table-cell>
        </table:table-row>
        <table:table-row table:style-name="ro1">
          <table:table-cell office:value-type="string" calcext:value-type="string">
            <text:p>Nepal </text:p>
          </table:table-cell>
          <table:table-cell office:value-type="string" calcext:value-type="string">
            <text:p>$2,700 </text:p>
          </table:table-cell>
          <table:table-cell table:formula="of:=MID([.B196];2;LEN([.B196]))" office:value-type="string" office:string-value="2,700 " calcext:value-type="string">
            <text:p>2,700 </text:p>
          </table:table-cell>
        </table:table-row>
        <table:table-row table:style-name="ro1">
          <table:table-cell office:value-type="string" calcext:value-type="string">
            <text:p>Vanuatu </text:p>
          </table:table-cell>
          <table:table-cell office:value-type="string" calcext:value-type="string">
            <text:p>$2,700 </text:p>
          </table:table-cell>
          <table:table-cell table:formula="of:=MID([.B197];2;LEN([.B197]))" office:value-type="string" office:string-value="2,700 " calcext:value-type="string">
            <text:p>2,700 </text:p>
          </table:table-cell>
        </table:table-row>
        <table:table-row table:style-name="ro1">
          <table:table-cell office:value-type="string" calcext:value-type="string">
            <text:p>Gambia, The </text:p>
          </table:table-cell>
          <table:table-cell office:value-type="string" calcext:value-type="string">
            <text:p>$2,600 </text:p>
          </table:table-cell>
          <table:table-cell table:formula="of:=MID([.B198];2;LEN([.B198]))" office:value-type="string" office:string-value="2,600 " calcext:value-type="string">
            <text:p>2,600 </text:p>
          </table:table-cell>
        </table:table-row>
        <table:table-row table:style-name="ro1">
          <table:table-cell office:value-type="string" calcext:value-type="string">
            <text:p>Western Sahara </text:p>
          </table:table-cell>
          <table:table-cell office:value-type="string" calcext:value-type="string">
            <text:p>$2,500 </text:p>
          </table:table-cell>
          <table:table-cell table:formula="of:=MID([.B199];2;LEN([.B199]))" office:value-type="string" office:string-value="2,500 " calcext:value-type="string">
            <text:p>2,500 </text:p>
          </table:table-cell>
        </table:table-row>
        <table:table-row table:style-name="ro1">
          <table:table-cell office:value-type="string" calcext:value-type="string">
            <text:p>Yemen </text:p>
          </table:table-cell>
          <table:table-cell office:value-type="string" calcext:value-type="string">
            <text:p>$2,500 </text:p>
          </table:table-cell>
          <table:table-cell table:formula="of:=MID([.B200];2;LEN([.B200]))" office:value-type="string" office:string-value="2,500 " calcext:value-type="string">
            <text:p>2,500 </text:p>
          </table:table-cell>
        </table:table-row>
        <table:table-row table:style-name="ro1">
          <table:table-cell office:value-type="string" calcext:value-type="string">
            <text:p>Uganda </text:p>
          </table:table-cell>
          <table:table-cell office:value-type="string" calcext:value-type="string">
            <text:p>$2,400 </text:p>
          </table:table-cell>
          <table:table-cell table:formula="of:=MID([.B201];2;LEN([.B201]))" office:value-type="string" office:string-value="2,400 " calcext:value-type="string">
            <text:p>2,400 </text:p>
          </table:table-cell>
        </table:table-row>
        <table:table-row table:style-name="ro1">
          <table:table-cell office:value-type="string" calcext:value-type="string">
            <text:p>Benin </text:p>
          </table:table-cell>
          <table:table-cell office:value-type="string" calcext:value-type="string">
            <text:p>$2,300 </text:p>
          </table:table-cell>
          <table:table-cell table:formula="of:=MID([.B202];2;LEN([.B202]))" office:value-type="string" office:string-value="2,300 " calcext:value-type="string">
            <text:p>2,300 </text:p>
          </table:table-cell>
        </table:table-row>
        <table:table-row table:style-name="ro1">
          <table:table-cell office:value-type="string" calcext:value-type="string">
            <text:p>Chad </text:p>
          </table:table-cell>
          <table:table-cell office:value-type="string" calcext:value-type="string">
            <text:p>$2,300 </text:p>
          </table:table-cell>
          <table:table-cell table:formula="of:=MID([.B203];2;LEN([.B203]))" office:value-type="string" office:string-value="2,300 " calcext:value-type="string">
            <text:p>2,300 </text:p>
          </table:table-cell>
        </table:table-row>
        <table:table-row table:style-name="ro1">
          <table:table-cell office:value-type="string" calcext:value-type="string">
            <text:p>Zimbabwe </text:p>
          </table:table-cell>
          <table:table-cell office:value-type="string" calcext:value-type="string">
            <text:p>$2,300 </text:p>
          </table:table-cell>
          <table:table-cell table:formula="of:=MID([.B204];2;LEN([.B204]))" office:value-type="string" office:string-value="2,300 " calcext:value-type="string">
            <text:p>2,300 </text:p>
          </table:table-cell>
        </table:table-row>
        <table:table-row table:style-name="ro1">
          <table:table-cell office:value-type="string" calcext:value-type="string">
            <text:p>Ethiopia </text:p>
          </table:table-cell>
          <table:table-cell office:value-type="string" calcext:value-type="string">
            <text:p>$2,200 </text:p>
          </table:table-cell>
          <table:table-cell table:formula="of:=MID([.B205];2;LEN([.B205]))" office:value-type="string" office:string-value="2,200 " calcext:value-type="string">
            <text:p>2,200 </text:p>
          </table:table-cell>
        </table:table-row>
        <table:table-row table:style-name="ro1">
          <table:table-cell office:value-type="string" calcext:value-type="string">
            <text:p>Guinea </text:p>
          </table:table-cell>
          <table:table-cell office:value-type="string" calcext:value-type="string">
            <text:p>$2,200 </text:p>
          </table:table-cell>
          <table:table-cell table:formula="of:=MID([.B206];2;LEN([.B206]))" office:value-type="string" office:string-value="2,200 " calcext:value-type="string">
            <text:p>2,200 </text:p>
          </table:table-cell>
        </table:table-row>
        <table:table-row table:style-name="ro1">
          <table:table-cell office:value-type="string" calcext:value-type="string">
            <text:p>Mali </text:p>
          </table:table-cell>
          <table:table-cell office:value-type="string" calcext:value-type="string">
            <text:p>$2,200 </text:p>
          </table:table-cell>
          <table:table-cell table:formula="of:=MID([.B207];2;LEN([.B207]))" office:value-type="string" office:string-value="2,200 " calcext:value-type="string">
            <text:p>2,200 </text:p>
          </table:table-cell>
        </table:table-row>
        <table:table-row table:style-name="ro1">
          <table:table-cell office:value-type="string" calcext:value-type="string">
            <text:p>Solomon Islands </text:p>
          </table:table-cell>
          <table:table-cell office:value-type="string" calcext:value-type="string">
            <text:p>$2,200 </text:p>
          </table:table-cell>
          <table:table-cell table:formula="of:=MID([.B208];2;LEN([.B208]))" office:value-type="string" office:string-value="2,200 " calcext:value-type="string">
            <text:p>2,200 </text:p>
          </table:table-cell>
        </table:table-row>
        <table:table-row table:style-name="ro1">
          <table:table-cell office:value-type="string" calcext:value-type="string">
            <text:p>Rwanda </text:p>
          </table:table-cell>
          <table:table-cell office:value-type="string" calcext:value-type="string">
            <text:p>$2,100 </text:p>
          </table:table-cell>
          <table:table-cell table:formula="of:=MID([.B209];2;LEN([.B209]))" office:value-type="string" office:string-value="2,100 " calcext:value-type="string">
            <text:p>2,100 </text:p>
          </table:table-cell>
        </table:table-row>
        <table:table-row table:style-name="ro1">
          <table:table-cell office:value-type="string" calcext:value-type="string">
            <text:p>Afghanistan </text:p>
          </table:table-cell>
          <table:table-cell office:value-type="string" calcext:value-type="string">
            <text:p>$2,000 </text:p>
          </table:table-cell>
          <table:table-cell table:formula="of:=MID([.B210];2;LEN([.B210]))" office:value-type="string" office:string-value="2,000 " calcext:value-type="string">
            <text:p>2,000 </text:p>
          </table:table-cell>
        </table:table-row>
        <table:table-row table:style-name="ro1">
          <table:table-cell office:value-type="string" calcext:value-type="string">
            <text:p>Kiribati </text:p>
          </table:table-cell>
          <table:table-cell office:value-type="string" calcext:value-type="string">
            <text:p>$2,000 </text:p>
          </table:table-cell>
          <table:table-cell table:formula="of:=MID([.B211];2;LEN([.B211]))" office:value-type="string" office:string-value="2,000 " calcext:value-type="string">
            <text:p>2,000 </text:p>
          </table:table-cell>
        </table:table-row>
        <table:table-row table:style-name="ro1">
          <table:table-cell office:value-type="string" calcext:value-type="string">
            <text:p>Burkina Faso </text:p>
          </table:table-cell>
          <table:table-cell office:value-type="string" calcext:value-type="string">
            <text:p>$1,900 </text:p>
          </table:table-cell>
          <table:table-cell table:formula="of:=MID([.B212];2;LEN([.B212]))" office:value-type="string" office:string-value="1,900 " calcext:value-type="string">
            <text:p>1,900 </text:p>
          </table:table-cell>
        </table:table-row>
        <table:table-row table:style-name="ro1">
          <table:table-cell office:value-type="string" calcext:value-type="string">
            <text:p>Guinea-Bissau </text:p>
          </table:table-cell>
          <table:table-cell office:value-type="string" calcext:value-type="string">
            <text:p>$1,900 </text:p>
          </table:table-cell>
          <table:table-cell table:formula="of:=MID([.B213];2;LEN([.B213]))" office:value-type="string" office:string-value="1,900 " calcext:value-type="string">
            <text:p>1,900 </text:p>
          </table:table-cell>
        </table:table-row>
        <table:table-row table:style-name="ro1">
          <table:table-cell office:value-type="string" calcext:value-type="string">
            <text:p>Haiti </text:p>
          </table:table-cell>
          <table:table-cell office:value-type="string" calcext:value-type="string">
            <text:p>$1,800 </text:p>
          </table:table-cell>
          <table:table-cell table:formula="of:=MID([.B214];2;LEN([.B214]))" office:value-type="string" office:string-value="1,800 " calcext:value-type="string">
            <text:p>1,800 </text:p>
          </table:table-cell>
        </table:table-row>
        <table:table-row table:style-name="ro1">
          <table:table-cell office:value-type="string" calcext:value-type="string">
            <text:p>Korea, North </text:p>
          </table:table-cell>
          <table:table-cell office:value-type="string" calcext:value-type="string">
            <text:p>$1,700 </text:p>
          </table:table-cell>
          <table:table-cell table:formula="of:=MID([.B215];2;LEN([.B215]))" office:value-type="string" office:string-value="1,700 " calcext:value-type="string">
            <text:p>1,700 </text:p>
          </table:table-cell>
        </table:table-row>
        <table:table-row table:style-name="ro1">
          <table:table-cell office:value-type="string" calcext:value-type="string">
            <text:p>Togo </text:p>
          </table:table-cell>
          <table:table-cell office:value-type="string" calcext:value-type="string">
            <text:p>$1,700 </text:p>
          </table:table-cell>
          <table:table-cell table:formula="of:=MID([.B216];2;LEN([.B216]))" office:value-type="string" office:string-value="1,700 " calcext:value-type="string">
            <text:p>1,700 </text:p>
          </table:table-cell>
        </table:table-row>
        <table:table-row table:style-name="ro1">
          <table:table-cell office:value-type="string" calcext:value-type="string">
            <text:p>Comoros </text:p>
          </table:table-cell>
          <table:table-cell office:value-type="string" calcext:value-type="string">
            <text:p>$1,600 </text:p>
          </table:table-cell>
          <table:table-cell table:formula="of:=MID([.B217];2;LEN([.B217]))" office:value-type="string" office:string-value="1,600 " calcext:value-type="string">
            <text:p>1,600 </text:p>
          </table:table-cell>
        </table:table-row>
        <table:table-row table:style-name="ro1">
          <table:table-cell office:value-type="string" calcext:value-type="string">
            <text:p>Eritrea </text:p>
          </table:table-cell>
          <table:table-cell office:value-type="string" calcext:value-type="string">
            <text:p>$1,600 </text:p>
          </table:table-cell>
          <table:table-cell table:formula="of:=MID([.B218];2;LEN([.B218]))" office:value-type="string" office:string-value="1,600 " calcext:value-type="string">
            <text:p>1,600 </text:p>
          </table:table-cell>
        </table:table-row>
        <table:table-row table:style-name="ro1">
          <table:table-cell office:value-type="string" calcext:value-type="string">
            <text:p>Madagascar </text:p>
          </table:table-cell>
          <table:table-cell office:value-type="string" calcext:value-type="string">
            <text:p>$1,600 </text:p>
          </table:table-cell>
          <table:table-cell table:formula="of:=MID([.B219];2;LEN([.B219]))" office:value-type="string" office:string-value="1,600 " calcext:value-type="string">
            <text:p>1,600 </text:p>
          </table:table-cell>
        </table:table-row>
        <table:table-row table:style-name="ro1">
          <table:table-cell office:value-type="string" calcext:value-type="string">
            <text:p>Sierra Leone </text:p>
          </table:table-cell>
          <table:table-cell office:value-type="string" calcext:value-type="string">
            <text:p>$1,600 </text:p>
          </table:table-cell>
          <table:table-cell table:formula="of:=MID([.B220];2;LEN([.B220]))" office:value-type="string" office:string-value="1,600 " calcext:value-type="string">
            <text:p>1,600 </text:p>
          </table:table-cell>
        </table:table-row>
        <table:table-row table:style-name="ro1">
          <table:table-cell office:value-type="string" calcext:value-type="string">
            <text:p>South Sudan </text:p>
          </table:table-cell>
          <table:table-cell office:value-type="string" calcext:value-type="string">
            <text:p>$1,600 </text:p>
          </table:table-cell>
          <table:table-cell table:formula="of:=MID([.B221];2;LEN([.B221]))" office:value-type="string" office:string-value="1,600 " calcext:value-type="string">
            <text:p>1,600 </text:p>
          </table:table-cell>
        </table:table-row>
        <table:table-row table:style-name="ro1">
          <table:table-cell office:value-type="string" calcext:value-type="string">
            <text:p>Liberia </text:p>
          </table:table-cell>
          <table:table-cell office:value-type="string" calcext:value-type="string">
            <text:p>$1,300 </text:p>
          </table:table-cell>
          <table:table-cell table:formula="of:=MID([.B222];2;LEN([.B222]))" office:value-type="string" office:string-value="1,300 " calcext:value-type="string">
            <text:p>1,300 </text:p>
          </table:table-cell>
        </table:table-row>
        <table:table-row table:style-name="ro1">
          <table:table-cell office:value-type="string" calcext:value-type="string">
            <text:p>Mozambique </text:p>
          </table:table-cell>
          <table:table-cell office:value-type="string" calcext:value-type="string">
            <text:p>$1,300 </text:p>
          </table:table-cell>
          <table:table-cell table:formula="of:=MID([.B223];2;LEN([.B223]))" office:value-type="string" office:string-value="1,300 " calcext:value-type="string">
            <text:p>1,300 </text:p>
          </table:table-cell>
        </table:table-row>
        <table:table-row table:style-name="ro1">
          <table:table-cell office:value-type="string" calcext:value-type="string">
            <text:p>Malawi </text:p>
          </table:table-cell>
          <table:table-cell office:value-type="string" calcext:value-type="string">
            <text:p>$1,200 </text:p>
          </table:table-cell>
          <table:table-cell table:formula="of:=MID([.B224];2;LEN([.B224]))" office:value-type="string" office:string-value="1,200 " calcext:value-type="string">
            <text:p>1,200 </text:p>
          </table:table-cell>
        </table:table-row>
        <table:table-row table:style-name="ro1">
          <table:table-cell office:value-type="string" calcext:value-type="string">
            <text:p>Niger </text:p>
          </table:table-cell>
          <table:table-cell office:value-type="string" calcext:value-type="string">
            <text:p>$1,200 </text:p>
          </table:table-cell>
          <table:table-cell table:formula="of:=MID([.B225];2;LEN([.B225]))" office:value-type="string" office:string-value="1,200 " calcext:value-type="string">
            <text:p>1,200 </text:p>
          </table:table-cell>
        </table:table-row>
        <table:table-row table:style-name="ro1">
          <table:table-cell office:value-type="string" calcext:value-type="string">
            <text:p>Tokelau </text:p>
          </table:table-cell>
          <table:table-cell office:value-type="string" calcext:value-type="string">
            <text:p>$1,000 </text:p>
          </table:table-cell>
          <table:table-cell table:formula="of:=MID([.B226];2;LEN([.B226]))" office:value-type="string" office:string-value="1,000 " calcext:value-type="string">
            <text:p>1,000 </text:p>
          </table:table-cell>
        </table:table-row>
        <table:table-row table:style-name="ro1">
          <table:table-cell office:value-type="string" calcext:value-type="string">
            <text:p>Congo, Democratic Republic of the </text:p>
          </table:table-cell>
          <table:table-cell office:value-type="string" calcext:value-type="string">
            <text:p>$800 </text:p>
          </table:table-cell>
          <table:table-cell table:formula="of:=MID([.B227];2;LEN([.B227]))" office:value-type="string" office:string-value="800 " calcext:value-type="string">
            <text:p>800 </text:p>
          </table:table-cell>
        </table:table-row>
        <table:table-row table:style-name="ro1">
          <table:table-cell office:value-type="string" calcext:value-type="string">
            <text:p>Burundi </text:p>
          </table:table-cell>
          <table:table-cell office:value-type="string" calcext:value-type="string">
            <text:p>$700 </text:p>
          </table:table-cell>
          <table:table-cell table:formula="of:=MID([.B228];2;LEN([.B228]))" office:value-type="string" office:string-value="700 " calcext:value-type="string">
            <text:p>700 </text:p>
          </table:table-cell>
        </table:table-row>
        <table:table-row table:style-name="ro1">
          <table:table-cell office:value-type="string" calcext:value-type="string">
            <text:p>Central African Republic </text:p>
          </table:table-cell>
          <table:table-cell office:value-type="string" calcext:value-type="string">
            <text:p>$700 </text:p>
          </table:table-cell>
          <table:table-cell table:formula="of:=MID([.B229];2;LEN([.B229]))" office:value-type="string" office:string-value="700 " calcext:value-type="string">
            <text:p>700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15:14:58.126000000</meta:creation-date>
    <dc:date>2023-07-19T15:23:40.673000000</dc:date>
    <meta:editing-duration>PT8M41S</meta:editing-duration>
    <meta:editing-cycles>2</meta:editing-cycles>
    <meta:generator>LibreOffice/6.2.4.2$Windows_X86_64 LibreOffice_project/2412653d852ce75f65fbfa83fb7e7b669a126d64</meta:generator>
    <meta:document-statistic meta:table-count="1" meta:cell-count="686" meta:object-count="0"/>
  </office:meta>
</office:document-meta>
</file>